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88558"/>
    </style:style>
    <style:style style:name="P2" style:family="paragraph" style:parent-style-name="Standard">
      <style:paragraph-properties fo:text-align="center" style:justify-single-word="false"/>
      <style:text-properties fo:font-size="16pt" officeooo:rsid="00188558" officeooo:paragraph-rsid="00188558" style:font-size-asian="14pt" style:font-size-complex="16pt"/>
    </style:style>
    <style:style style:name="T1" style:family="text">
      <style:text-properties officeooo:rsid="00188558"/>
    </style:style>
    <style:style style:name="T2" style:family="text">
      <style:text-properties officeooo:rsid="0018f79b"/>
    </style:style>
    <style:style style:name="T3" style:family="text">
      <style:text-properties officeooo:rsid="001906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A STRUCTURE FOR THE GRAPH</text:p>
      <text:p text:style-name="P1"/>
      <text:p text:style-name="P1">This is the data stucture that graph only accepts. </text:p>
      <text:p text:style-name="P1">These data are inserted from the excel.</text:p>
      <text:p text:style-name="Standard"><text:span text:style-name="T1">The “</text:span>case” <text:span text:style-name="T2">and “id”</text:span> field<text:span text:style-name="T3">s</text:span> <text:span text:style-name="T3">are</text:span> for confirmation (not necessary) <text:span text:style-name="T1">and the “</text:span>size” field is mandatory for creating the circles.</text:p>
      <text:p text:style-name="Standard"/>
      <text:p text:style-name="Standard">{</text:p>
      <text:p text:style-name="Standard"><text:s text:c="2"/>"name": "Competence Clusters",</text:p>
      <text:p text:style-name="Standard"><text:s text:c="2"/>"children": [</text:p>
      <text:p text:style-name="Standard"><text:s text:c="4"/>{</text:p>
      <text:p text:style-name="Standard"><text:s text:c="6"/>"id": "Cluster",</text:p>
      <text:p text:style-name="Standard"><text:s text:c="6"/>"name": "Accessible communication 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Ac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Accessible Skills",</text:p>
      <text:p text:style-name="Standard"><text:s text:c="14"/>"teacher_name": "Graça Chorão ",</text:p>
      <text:p text:style-name="Standard"><text:s text:c="14"/>"teacher_email": "gchorao@isca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Affective Computing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AC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Goreti Marreiros",</text:p>
      <text:p text:style-name="Standard"><text:soft-page-break/><text:s text:c="14"/>"teacher_email": "mgt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AI Ethics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AE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Goreti Marreiros",</text:p>
      <text:p text:style-name="Standard"><text:s text:c="14"/>"teacher_email": "mgt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Algorithms &amp; Data Structures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A&amp;DS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Algorithmics I",</text:p>
      <text:p text:style-name="Standard"><text:s text:c="14"/>"programme": "M.Sc. in Computer Science",</text:p>
      <text:p text:style-name="Standard"><text:s text:c="14"/>"teacher_name": "Prof. Markus Lohrey",</text:p>
      <text:p text:style-name="Standard"><text:s text:c="14"/>"teacher_email": "lohrey@eti.uni-siegen.de",</text:p>
      <text:p text:style-name="Standard"><text:soft-page-break/><text:s text:c="14"/>"teacher_role": "Member",</text:p>
      <text:p text:style-name="Standard"><text:s text:c="14"/>"institution": "USIEGEN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teacher_name": "Piedade Carvalho",</text:p>
      <text:p text:style-name="Standard"><text:s text:c="14"/>"teacher_email": "pbc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Assistive Technology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AT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Paula Escudeiro",</text:p>
      <text:p text:style-name="Standard"><text:s text:c="14"/>"teacher_email": "pmo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Big Data Analytics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BDA Sub",</text:p>
      <text:p text:style-name="Standard"><text:s text:c="10"/>"size": 1,</text:p>
      <text:p text:style-name="Standard"><text:soft-page-break/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Cândida Silva",</text:p>
      <text:p text:style-name="Standard"><text:s text:c="14"/>"teacher_email": "candidasilva@esht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Business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Business Ethics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Entrepreneurship and innovation",</text:p>
      <text:p text:style-name="Standard"><text:s text:c="14"/>"programme": "Bachelor in Creativity and Business Innovation",</text:p>
      <text:p text:style-name="Standard"><text:s text:c="14"/>"teacher_name": "Luciana Oliveira",</text:p>
      <text:p text:style-name="Standard"><text:s text:c="14"/>"teacher_email": "Lgo@isca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,</text:p>
      <text:p text:style-name="Standard"><text:s text:c="8"/>{</text:p>
      <text:p text:style-name="Standard"><text:s text:c="10"/>"case": "Found cluster",</text:p>
      <text:p text:style-name="Standard"><text:s text:c="10"/>"name": "Business Intelligence and Analytics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3rd",</text:p>
      <text:p text:style-name="Standard"><text:s text:c="14"/>"id": "Course",</text:p>
      <text:p text:style-name="Standard"><text:s text:c="14"/>"name": "Information systems and business intelligence ",</text:p>
      <text:p text:style-name="Standard"><text:s text:c="14"/>"teacher_name": "Cândida Silva",</text:p>
      <text:p text:style-name="Standard"><text:s text:c="14"/>"teacher_email": "candidasilva@esht.ipp.pt",</text:p>
      <text:p text:style-name="Standard"><text:s text:c="14"/>"teacher_role": "Member",</text:p>
      <text:p text:style-name="Standard"><text:soft-page-break/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teacher_name": "Rosalina Babo",</text:p>
      <text:p text:style-name="Standard"><text:s text:c="14"/>"teacher_email": "babo@isca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,</text:p>
      <text:p text:style-name="Standard"><text:s text:c="8"/>{</text:p>
      <text:p text:style-name="Standard"><text:s text:c="10"/>"case": "Found cluster",</text:p>
      <text:p text:style-name="Standard"><text:s text:c="10"/>"name": "Business Process Management &amp; Process Mining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3rd",</text:p>
      <text:p text:style-name="Standard"><text:s text:c="14"/>"id": "Course",</text:p>
      <text:p text:style-name="Standard"><text:s text:c="14"/>"name": "Business Process Management",</text:p>
      <text:p text:style-name="Standard"><text:s text:c="14"/>"programme": "Master in Business Information",</text:p>
      <text:p text:style-name="Standard"><text:s text:c="14"/>"teacher_name": "Luis Silva Rodrigues",</text:p>
      <text:p text:style-name="Standard"><text:s text:c="14"/>"teacher_email": "LSR@isca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Computer Systems Administration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CSA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Joaquim Santos",</text:p>
      <text:p text:style-name="Standard"><text:s text:c="14"/>"teacher_email": "jpe@isep.ipp.pt",</text:p>
      <text:p text:style-name="Standard"><text:soft-page-break/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Cooperation and Networks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CaN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Vítor Braga",</text:p>
      <text:p text:style-name="Standard"><text:s text:c="14"/>"teacher_email": "vbraga@estg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Corporate Social Responsibility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CSR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Corporate governance; risk management;audit process management",</text:p>
      <text:p text:style-name="Standard"><text:s text:c="14"/>"programme": "Master in Audit",</text:p>
      <text:p text:style-name="Standard"><text:s text:c="14"/>"teacher_name": "Alcina Portugal Dias",</text:p>
      <text:p text:style-name="Standard"><text:s text:c="14"/>"teacher_email": "alcina@iscap.ipp.pt",</text:p>
      <text:p text:style-name="Standard"><text:s text:c="14"/>"teacher_role": "Leader",</text:p>
      <text:p text:style-name="Standard"><text:soft-page-break/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Information System Security and Information System Technology and Ecommerce",</text:p>
      <text:p text:style-name="Standard"><text:s text:c="14"/>"programme": "Pos-graduation in Information Systems Management ",</text:p>
      <text:p text:style-name="Standard"><text:s text:c="14"/>"teacher_name": "Maria João Castro",</text:p>
      <text:p text:style-name="Standard"><text:s text:c="14"/>"teacher_email": "mjcastro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teacher_name": "Alcina Portugal Dias",</text:p>
      <text:p text:style-name="Standard"><text:s text:c="14"/>"teacher_email": "alcina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teacher_name": "Arminda Sá Sequeira",</text:p>
      <text:p text:style-name="Standard"><text:s text:c="14"/>"teacher_email": "arminda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teacher_name": "Marisa Ferreira",</text:p>
      <text:p text:style-name="Standard"><text:s text:c="14"/>"teacher_email": "mferreira@estg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Creativity",</text:p>
      <text:p text:style-name="Standard"><text:s text:c="6"/>"children": [</text:p>
      <text:p text:style-name="Standard"><text:soft-page-break/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C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Individual Creativity/Organizational Creativity",</text:p>
      <text:p text:style-name="Standard"><text:s text:c="14"/>"programme": "Bachelor in Creativity and Business Innovation",</text:p>
      <text:p text:style-name="Standard"><text:s text:c="14"/>"teacher_name": "António Oliveira",</text:p>
      <text:p text:style-name="Standard"><text:s text:c="14"/>"teacher_email": "ajmo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Individual Creativity/Organizational Creativity",</text:p>
      <text:p text:style-name="Standard"><text:s text:c="14"/>"programme": "Bachelor in Creativity and Business Innovation",</text:p>
      <text:p text:style-name="Standard"><text:s text:c="14"/>"teacher_name": "Luís Ferreira",</text:p>
      <text:p text:style-name="Standard"><text:s text:c="14"/>"teacher_email": "lmclvf@esmae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Individual Creativity/Organizational Creativity",</text:p>
      <text:p text:style-name="Standard"><text:s text:c="14"/>"programme": "Bachelor in Creativity and Business Innovation",</text:p>
      <text:p text:style-name="Standard"><text:s text:c="14"/>"teacher_name": "Orlando Lima Rua",</text:p>
      <text:p text:style-name="Standard"><text:s text:c="14"/>"teacher_email": "orua@isca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Individual Creativity/Organizational Creativity",</text:p>
      <text:p text:style-name="Standard"><text:s text:c="14"/>"programme": "Bachelor in Creativity and Business Innovation",</text:p>
      <text:p text:style-name="Standard"><text:s text:c="14"/>"teacher_name": "Óscar Bernardes",</text:p>
      <text:p text:style-name="Standard"><text:s text:c="14"/>"teacher_email": "oscarbernardes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oft-page-break/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Individual Creativity/Organizational Creativity",</text:p>
      <text:p text:style-name="Standard"><text:s text:c="14"/>"programme": "Bachelor in Creativity and Business Innovation",</text:p>
      <text:p text:style-name="Standard"><text:s text:c="14"/>"teacher_name": "Zita Romero",</text:p>
      <text:p text:style-name="Standard"><text:s text:c="14"/>"teacher_email": "zromero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Culture and Development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CaD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Culture and Development I e II",</text:p>
      <text:p text:style-name="Standard"><text:s text:c="14"/>"programme": "Master in Intercultural Studies for Business",</text:p>
      <text:p text:style-name="Standard"><text:s text:c="14"/>"teacher_name": "Clara Sarmento",</text:p>
      <text:p text:style-name="Standard"><text:s text:c="14"/>"teacher_email": "clara@isca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Culture and Development I e II",</text:p>
      <text:p text:style-name="Standard"><text:s text:c="14"/>"programme": "Master in Intercultural Studies for Business",</text:p>
      <text:p text:style-name="Standard"><text:s text:c="14"/>"teacher_name": "Luís Ferreira",</text:p>
      <text:p text:style-name="Standard"><text:s text:c="14"/>"teacher_email": "lmclvf@esmae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oft-page-break/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Data Management, Databases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DMD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[coordinates the work for several courses in Orléans]",</text:p>
      <text:p text:style-name="Standard"><text:s text:c="14"/>"programme": "Bachelor in Informatics",</text:p>
      <text:p text:style-name="Standard"><text:s text:c="14"/>"teacher_name": "Michel Haritopoulos",</text:p>
      <text:p text:style-name="Standard"><text:s text:c="14"/>"teacher_email": "michel.haritopoulos@univ-orleans.fr",</text:p>
      <text:p text:style-name="Standard"><text:s text:c="14"/>"teacher_role": "Member",</text:p>
      <text:p text:style-name="Standard"><text:s text:c="14"/>"institution": "UO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BDDAD - Bases de Dados",</text:p>
      <text:p text:style-name="Standard"><text:s text:c="14"/>"programme": "BSc in Informatics Engineering",</text:p>
      <text:p text:style-name="Standard"><text:s text:c="14"/>"teacher_name": "Nuno Escudeiro",</text:p>
      <text:p text:style-name="Standard"><text:s text:c="14"/>"teacher_email": "nfe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Database Systems II - Graph Databases",</text:p>
      <text:p text:style-name="Standard"><text:s text:c="14"/>"programme": "Master in Computer Science",</text:p>
      <text:p text:style-name="Standard"><text:s text:c="14"/>"teacher_name": "Malte Lochau",</text:p>
      <text:p text:style-name="Standard"><text:s text:c="14"/>"teacher_email": "malte.lochau@uni-siegen.de",</text:p>
      <text:p text:style-name="Standard"><text:s text:c="14"/>"teacher_role": "Member",</text:p>
      <text:p text:style-name="Standard"><text:s text:c="14"/>"institution": "USIEGEN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oft-page-break/><text:s text:c="4"/>},</text:p>
      <text:p text:style-name="Standard"><text:s text:c="4"/>{</text:p>
      <text:p text:style-name="Standard"><text:s text:c="6"/>"id": "Cluster",</text:p>
      <text:p text:style-name="Standard"><text:s text:c="6"/>"name": "Data Mining and Analytics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DMaA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Elsa Gomes",</text:p>
      <text:p text:style-name="Standard"><text:s text:c="14"/>"teacher_email": "efg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Data science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Ds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Ana Madureira",</text:p>
      <text:p text:style-name="Standard"><text:s text:c="14"/>"teacher_email": "amd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oft-page-break/><text:s text:c="6"/>"name": "DataWarehouse Foundations 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DF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Business Intelligence",</text:p>
      <text:p text:style-name="Standard"><text:s text:c="14"/>"programme": "International commerce",</text:p>
      <text:p text:style-name="Standard"><text:s text:c="14"/>"teacher_name": "Maria José Angélico",</text:p>
      <text:p text:style-name="Standard"><text:s text:c="14"/>"teacher_email": "mjose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DataWarehouse Fundamentals and Business Intelligence, Advance Database Notions and Business Intelligence",</text:p>
      <text:p text:style-name="Standard"><text:s text:c="14"/>"programme": "Posgraduation in Business Analytics and postgraduation in Information Systems Management",</text:p>
      <text:p text:style-name="Standard"><text:s text:c="14"/>"teacher_name": "Célia Talma Gonçalves",</text:p>
      <text:p text:style-name="Standard"><text:s text:c="14"/>"teacher_email": "celia@isca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Decision making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Dm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oft-page-break/><text:s text:c="14"/>"teacher_name": "Ana Paula Lopes",</text:p>
      <text:p text:style-name="Standard"><text:s text:c="14"/>"teacher_email": "aplopes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,</text:p>
      <text:p text:style-name="Standard"><text:s text:c="8"/>{</text:p>
      <text:p text:style-name="Standard"><text:s text:c="10"/>"case": "Found cluster",</text:p>
      <text:p text:style-name="Standard"><text:s text:c="10"/>"name": "Dm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3rd",</text:p>
      <text:p text:style-name="Standard"><text:s text:c="14"/>"id": "Course",</text:p>
      <text:p text:style-name="Standard"><text:s text:c="14"/>"teacher_name": "Wellington Alves",</text:p>
      <text:p text:style-name="Standard"><text:s text:c="14"/>"teacher_email": "wal@estg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Decision Making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DM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Goreti Marreiros",</text:p>
      <text:p text:style-name="Standard"><text:s text:c="14"/>"teacher_email": "mgt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oft-page-break/><text:s text:c="4"/>{</text:p>
      <text:p text:style-name="Standard"><text:s text:c="6"/>"id": "Cluster",</text:p>
      <text:p text:style-name="Standard"><text:s text:c="6"/>"name": "Deep Learning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DL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Carlos Ramos",</text:p>
      <text:p text:style-name="Standard"><text:s text:c="14"/>"teacher_email": "csr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Design &amp; Applied Media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D&amp;AM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Pedro Serapicos",</text:p>
      <text:p text:style-name="Standard"><text:s text:c="14"/>"teacher_email": "pedroserapicos@esmad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Digital arts in education",</text:p>
      <text:p text:style-name="Standard"><text:soft-page-break/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Daie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Ana Barata",</text:p>
      <text:p text:style-name="Standard"><text:s text:c="14"/>"teacher_email": "abt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Digital Entrepreneurship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DE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Entrepreneurship and innovation",</text:p>
      <text:p text:style-name="Standard"><text:s text:c="14"/>"programme": "Master in Entrepreneurship and Internationalization",</text:p>
      <text:p text:style-name="Standard"><text:s text:c="14"/>"teacher_name": "António Oliveira",</text:p>
      <text:p text:style-name="Standard"><text:s text:c="14"/>"teacher_email": "ajmo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Entrepreneurship and innovation",</text:p>
      <text:p text:style-name="Standard"><text:s text:c="14"/>"programme": "Master in Entrepreneurship and Internationalization",</text:p>
      <text:p text:style-name="Standard"><text:s text:c="14"/>"teacher_name": "Orlando Lima Rua",</text:p>
      <text:p text:style-name="Standard"><text:s text:c="14"/>"teacher_email": "orua@iscap.ipp.pt",</text:p>
      <text:p text:style-name="Standard"><text:s text:c="14"/>"teacher_role": "Leader",</text:p>
      <text:p text:style-name="Standard"><text:soft-page-break/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Entrepreneurship and innovation",</text:p>
      <text:p text:style-name="Standard"><text:s text:c="14"/>"programme": "Master in Entrepreneurship and Internationalization",</text:p>
      <text:p text:style-name="Standard"><text:s text:c="14"/>"teacher_name": "Óscar Bernardes",</text:p>
      <text:p text:style-name="Standard"><text:s text:c="14"/>"teacher_email": "oscarbernardes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Digital heritage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Dh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innovation; analysis and representation of information",</text:p>
      <text:p text:style-name="Standard"><text:s text:c="14"/>"programme": "Master Heritage, Arts and Cultural Tourism",</text:p>
      <text:p text:style-name="Standard"><text:s text:c="14"/>"teacher_name": "Maria de Fátima Lambert",</text:p>
      <text:p text:style-name="Standard"><text:s text:c="14"/>"teacher_email": "flambert@ese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Preservation and Conservation/Information Management / Information Science Introduction / Information Description 1-2 / Analysis and representation of information 1-2",</text:p>
      <text:p text:style-name="Standard"><text:s text:c="14"/>"programme": "Information Documentatiom Scieneces and Technologies",</text:p>
      <text:p text:style-name="Standard"><text:s text:c="14"/>"teacher_name": "Inês Braga",</text:p>
      <text:p text:style-name="Standard"><text:s text:c="14"/>"teacher_email": "inesbraga@iscap.ipp.pt",</text:p>
      <text:p text:style-name="Standard"><text:s text:c="14"/>"teacher_role": "Member",</text:p>
      <text:p text:style-name="Standard"><text:s text:c="14"/>"institution": "IPP",</text:p>
      <text:p text:style-name="Standard"><text:soft-page-break/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Preservation and Conservation/Information Management / Information Science Introduction / Information Description 1-2 / Analysis and representation of information 1-2",</text:p>
      <text:p text:style-name="Standard"><text:s text:c="14"/>"programme": "Information Documentatiom Scieneces and Technologies",</text:p>
      <text:p text:style-name="Standard"><text:s text:c="14"/>"teacher_name": "Susana Matins",</text:p>
      <text:p text:style-name="Standard"><text:s text:c="14"/>"teacher_email": "susanamartins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programme": "Information Documentatiom Scieneces and Technologies",</text:p>
      <text:p text:style-name="Standard"><text:s text:c="14"/>"teacher_name": "Milena Carvalho",</text:p>
      <text:p text:style-name="Standard"><text:s text:c="14"/>"teacher_email": "milenacarvalho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Digital Marketing 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DM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Cândida Silva",</text:p>
      <text:p text:style-name="Standard"><text:s text:c="14"/>"teacher_email": "candidasilva@esht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oft-page-break/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Digital Rhetoric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DR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Sara Pascoal",</text:p>
      <text:p text:style-name="Standard"><text:s text:c="14"/>"teacher_email": "spascoal@isca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Digital Transformation in Accounting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DTiA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Management and Accounting Control",</text:p>
      <text:p text:style-name="Standard"><text:s text:c="14"/>"programme": "Master in Accounting and Finance",</text:p>
      <text:p text:style-name="Standard"><text:s text:c="14"/>"teacher_name": "Amélia Silva",</text:p>
      <text:p text:style-name="Standard"><text:s text:c="14"/>"teacher_email": "ameliafs@isca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oft-page-break/><text:s text:c="14"/>"teacher_name": "Maria José Angélico",</text:p>
      <text:p text:style-name="Standard"><text:s text:c="14"/>"teacher_email": "mjose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E-Assessment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E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Ana Isabel Azevedo",</text:p>
      <text:p text:style-name="Standard"><text:s text:c="14"/>"teacher_email": "aazevedo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teacher_name": "José Manuel Azevedo",</text:p>
      <text:p text:style-name="Standard"><text:s text:c="14"/>"teacher_email": "jazevedo@isca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teacher_name": "Maria João Cameira",</text:p>
      <text:p text:style-name="Standard"><text:s text:c="14"/>"teacher_email": "jcameira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oft-page-break/><text:s text:c="14"/>"id": "Course",</text:p>
      <text:p text:style-name="Standard"><text:s text:c="14"/>"teacher_name": "Sandra Ribeiro",</text:p>
      <text:p text:style-name="Standard"><text:s text:c="14"/>"teacher_email": "sribeiro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Ecommerce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E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Something is wrong"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Web Development",</text:p>
      <text:p text:style-name="Standard"><text:s text:c="14"/>"programme": "Master",</text:p>
      <text:p text:style-name="Standard"><text:s text:c="14"/>"teacher_name": "Célia Talma Gonçalves",</text:p>
      <text:p text:style-name="Standard"><text:s text:c="14"/>"teacher_email": "celia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Economic Geography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EG Sub",</text:p>
      <text:p text:style-name="Standard"><text:s text:c="10"/>"size": 1,</text:p>
      <text:p text:style-name="Standard"><text:s text:c="10"/>"children": [</text:p>
      <text:p text:style-name="Standard"><text:soft-page-break/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Vítor Braga",</text:p>
      <text:p text:style-name="Standard"><text:s text:c="14"/>"teacher_email": "vbraga@estg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E-health, Digital Health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EDH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Constantino Martins",</text:p>
      <text:p text:style-name="Standard"><text:s text:c="14"/>"teacher_email": "acm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E-learning Systems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ES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oft-page-break/><text:s text:c="14"/>"name": "Teacher training",</text:p>
      <text:p text:style-name="Standard"><text:s text:c="14"/>"programme": "e-Learning and Pedagogical Innovation",</text:p>
      <text:p text:style-name="Standard"><text:s text:c="14"/>"teacher_name": "Paula Peres",</text:p>
      <text:p text:style-name="Standard"><text:s text:c="14"/>"teacher_email": "pperes@sc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Electrical Power Systems 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EPS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Dispersed Generation Grids",</text:p>
      <text:p text:style-name="Standard"><text:s text:c="14"/>"programme": "MSc in Energy Systems",</text:p>
      <text:p text:style-name="Standard"><text:s text:c="14"/>"teacher_name": "Kyriakos Siderakis",</text:p>
      <text:p text:style-name="Standard"><text:s text:c="14"/>"teacher_email": "ksiderakis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Energy System Coupling &amp; Power Electronics",</text:p>
      <text:p text:style-name="Standard"><text:s text:c="14"/>"programme": "MSc in Energy Systems",</text:p>
      <text:p text:style-name="Standard"><text:s text:c="14"/>"teacher_name": "George Orfanoudakis",</text:p>
      <text:p text:style-name="Standard"><text:s text:c="14"/>"teacher_email": "gorfas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Introduction to Power Systems",</text:p>
      <text:p text:style-name="Standard"><text:s text:c="14"/>"programme": "BSc in Electrical and Computer Engineering ",</text:p>
      <text:p text:style-name="Standard"><text:soft-page-break/><text:s text:c="14"/>"teacher_name": "Antonis Tsikalakis",</text:p>
      <text:p text:style-name="Standard"><text:s text:c="14"/>"teacher_email": "tsikalant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Power Electronics",</text:p>
      <text:p text:style-name="Standard"><text:s text:c="14"/>"programme": "BSc in Electrical and Computer Engineering ",</text:p>
      <text:p text:style-name="Standard"><text:s text:c="14"/>"teacher_name": "George Orfanoudakis",</text:p>
      <text:p text:style-name="Standard"><text:s text:c="14"/>"teacher_email": "gorfas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Power Systems",</text:p>
      <text:p text:style-name="Standard"><text:s text:c="14"/>"programme": "BSc in Electrical and Computer Engineering ",</text:p>
      <text:p text:style-name="Standard"><text:s text:c="14"/>"teacher_name": "Emmanuel Karapidakis",</text:p>
      <text:p text:style-name="Standard"><text:s text:c="14"/>"teacher_email": "karapidakis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Power Systems Analysis: Operation under transients",</text:p>
      <text:p text:style-name="Standard"><text:s text:c="14"/>"programme": "BSc in Electrical and Computer Engineering ",</text:p>
      <text:p text:style-name="Standard"><text:s text:c="14"/>"teacher_name": "Alexandros Paspatis",</text:p>
      <text:p text:style-name="Standard"><text:s text:c="14"/>"teacher_email": "agpaspatis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Power Systems Analysis: Steady-state operation",</text:p>
      <text:p text:style-name="Standard"><text:s text:c="14"/>"programme": "BSc in Electrical and Computer Engineering ",</text:p>
      <text:p text:style-name="Standard"><text:s text:c="14"/>"teacher_name": "Emmanuel Karapidakis",</text:p>
      <text:p text:style-name="Standard"><text:s text:c="14"/>"teacher_email": "karapidakis@hmu.gr",</text:p>
      <text:p text:style-name="Standard"><text:s text:c="14"/>"teacher_role": "Leader",</text:p>
      <text:p text:style-name="Standard"><text:s text:c="14"/>"institution": "HMU",</text:p>
      <text:p text:style-name="Standard"><text:s text:c="14"/>"size": 2</text:p>
      <text:p text:style-name="Standard"><text:soft-page-break/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Embedded Control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EC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Embedded Control",</text:p>
      <text:p text:style-name="Standard"><text:s text:c="14"/>"programme": "M.Sc. in Electrical Engineering &amp; M.Sc. in Computer Science",</text:p>
      <text:p text:style-name="Standard"><text:s text:c="14"/>"teacher_name": "Prof. Obermaisser",</text:p>
      <text:p text:style-name="Standard"><text:s text:c="14"/>"teacher_email": "roman.obermaisser@uni-siegen.de",</text:p>
      <text:p text:style-name="Standard"><text:s text:c="14"/>"teacher_role": "Leader",</text:p>
      <text:p text:style-name="Standard"><text:s text:c="14"/>"institution": "USIEGEN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Embedded Systems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ES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[coordinates the work for several courses in Orléans]",</text:p>
      <text:p text:style-name="Standard"><text:s text:c="14"/>"programme": "Engineering degree",</text:p>
      <text:p text:style-name="Standard"><text:s text:c="14"/>"teacher_name": "Raphaël Canals",</text:p>
      <text:p text:style-name="Standard"><text:s text:c="14"/>"teacher_email": "raphael.canals@univ-orleans.fr",</text:p>
      <text:p text:style-name="Standard"><text:s text:c="14"/>"teacher_role": "Member",</text:p>
      <text:p text:style-name="Standard"><text:s text:c="14"/>"institution": "UO",</text:p>
      <text:p text:style-name="Standard"><text:soft-page-break/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Embedded Systems",</text:p>
      <text:p text:style-name="Standard"><text:s text:c="14"/>"programme": "M.Sc. in Electrical Engineering &amp; M.Sc. in Computer Science",</text:p>
      <text:p text:style-name="Standard"><text:s text:c="14"/>"teacher_name": "Prof. Obermaisser",</text:p>
      <text:p text:style-name="Standard"><text:s text:c="14"/>"teacher_email": "roman.obermaisser@uni-siegen.de",</text:p>
      <text:p text:style-name="Standard"><text:s text:c="14"/>"teacher_role": "Leader",</text:p>
      <text:p text:style-name="Standard"><text:s text:c="14"/>"institution": "USIEGEN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English Didactics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ED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ENGLISH DIDACTICS IN THE 1ST CYCLE OF BASIC EDUCATION",</text:p>
      <text:p text:style-name="Standard"><text:s text:c="14"/>"programme": "MSc Education",</text:p>
      <text:p text:style-name="Standard"><text:s text:c="14"/>"teacher_name": "Mário Rui",</text:p>
      <text:p text:style-name="Standard"><text:s text:c="14"/>"teacher_email": "mariocruz@ese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Language Didactics",</text:p>
      <text:p text:style-name="Standard"><text:s text:c="14"/>"programme": "MSc Education",</text:p>
      <text:p text:style-name="Standard"><text:s text:c="14"/>"teacher_name": "Mário Rui",</text:p>
      <text:p text:style-name="Standard"><text:s text:c="14"/>"teacher_email": "mariocruz@ese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oft-page-break/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Entrepreneurship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E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Entrepreneurial Behavior and Characteristics",</text:p>
      <text:p text:style-name="Standard"><text:s text:c="14"/>"programme": "Bachelor in Creativity and Business Innovation",</text:p>
      <text:p text:style-name="Standard"><text:s text:c="14"/>"teacher_name": "António Oliveira",</text:p>
      <text:p text:style-name="Standard"><text:s text:c="14"/>"teacher_email": "ajmo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Entrepreneurial Behavior and Characteristics",</text:p>
      <text:p text:style-name="Standard"><text:s text:c="14"/>"programme": "Bachelor in Creativity and Business Innovation",</text:p>
      <text:p text:style-name="Standard"><text:s text:c="14"/>"teacher_name": "Luís Ferreira",</text:p>
      <text:p text:style-name="Standard"><text:s text:c="14"/>"teacher_email": "lmclvf@esmae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Entrepreneurial Behavior and Characteristics",</text:p>
      <text:p text:style-name="Standard"><text:s text:c="14"/>"programme": "Bachelor in Creativity and Business Innovation",</text:p>
      <text:p text:style-name="Standard"><text:s text:c="14"/>"teacher_name": "Orlando Lima Rua",</text:p>
      <text:p text:style-name="Standard"><text:s text:c="14"/>"teacher_email": "orua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oft-page-break/><text:s text:c="14"/>"id": "Course",</text:p>
      <text:p text:style-name="Standard"><text:s text:c="14"/>"name": "Entrepreneurial Behavior and Characteristics",</text:p>
      <text:p text:style-name="Standard"><text:s text:c="14"/>"programme": "Bachelor in Creativity and Business Innovation",</text:p>
      <text:p text:style-name="Standard"><text:s text:c="14"/>"teacher_name": "Óscar Bernardes",</text:p>
      <text:p text:style-name="Standard"><text:s text:c="14"/>"teacher_email": "oscarbernardes@isca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Environmental Analysis Methods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EAM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Air Quality Control Technologies",</text:p>
      <text:p text:style-name="Standard"><text:s text:c="14"/>"programme": "BSc in Electronic Engineering",</text:p>
      <text:p text:style-name="Standard"><text:s text:c="14"/>"teacher_name": "Eleftheria Katsivela",</text:p>
      <text:p text:style-name="Standard"><text:s text:c="14"/>"teacher_email": "katsivela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Optical spectroscopy in environmental samples",</text:p>
      <text:p text:style-name="Standard"><text:s text:c="14"/>"programme": "MSc in Electronic Engineering",</text:p>
      <text:p text:style-name="Standard"><text:s text:c="14"/>"teacher_name": "Spyridoula-Melina Kotti",</text:p>
      <text:p text:style-name="Standard"><text:s text:c="14"/>"teacher_email": "kotti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Sensors for environmental monitoring",</text:p>
      <text:p text:style-name="Standard"><text:soft-page-break/><text:s text:c="14"/>"programme": "MSc in Electronic Engineering",</text:p>
      <text:p text:style-name="Standard"><text:s text:c="14"/>"teacher_name": "Spyridoula-Melina Kotti",</text:p>
      <text:p text:style-name="Standard"><text:s text:c="14"/>"teacher_email": "kotti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Wastewater Treatment and Management Technologies",</text:p>
      <text:p text:style-name="Standard"><text:s text:c="14"/>"programme": "BSc in Electronic Engineering",</text:p>
      <text:p text:style-name="Standard"><text:s text:c="14"/>"teacher_name": "Eleftheria Katsivela",</text:p>
      <text:p text:style-name="Standard"><text:s text:c="14"/>"teacher_email": "katsivela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European Integration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EI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International Economic Law",</text:p>
      <text:p text:style-name="Standard"><text:s text:c="14"/>"programme": "Bachelor in International Trade",</text:p>
      <text:p text:style-name="Standard"><text:s text:c="14"/>"teacher_name": "Luísa Verdelho Alves",</text:p>
      <text:p text:style-name="Standard"><text:s text:c="14"/>"teacher_email": "mlalves@isca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Public Procurement and Competition in the Social Economy; International Economic Law",</text:p>
      <text:p text:style-name="Standard"><text:soft-page-break/><text:s text:c="14"/>"programme": "Master in Management and Legal Regime of the Social Economy; Bachelor in International Trade",</text:p>
      <text:p text:style-name="Standard"><text:s text:c="14"/>"teacher_name": "Luísa Verdelho Alves",</text:p>
      <text:p text:style-name="Standard"><text:s text:c="14"/>"teacher_email": "mlalves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Female entrepreneurship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Fe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Alexandra Braga",</text:p>
      <text:p text:style-name="Standard"><text:s text:c="14"/>"teacher_email": "abraga@estg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Foreign Language Acquisition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FLA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Ivone Cardoso",</text:p>
      <text:p text:style-name="Standard"><text:soft-page-break/><text:s text:c="14"/>"teacher_email": "ivonec@isca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Fundamentals of Electronics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FoE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Electrical Circuits I",</text:p>
      <text:p text:style-name="Standard"><text:s text:c="14"/>"programme": "BSc in Electronic Engineering",</text:p>
      <text:p text:style-name="Standard"><text:s text:c="14"/>"teacher_name": "Vasilios Saltas ",</text:p>
      <text:p text:style-name="Standard"><text:s text:c="14"/>"teacher_email": "saltas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Electrical Circuits II",</text:p>
      <text:p text:style-name="Standard"><text:s text:c="14"/>"programme": "BSc in Electronic Engineering",</text:p>
      <text:p text:style-name="Standard"><text:s text:c="14"/>"teacher_name": "Konstantinos Petridis ",</text:p>
      <text:p text:style-name="Standard"><text:s text:c="14"/>"teacher_email": "cpetridis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Electronics I (Diodes, Transistors)",</text:p>
      <text:p text:style-name="Standard"><text:s text:c="14"/>"programme": "BSc in Electronic Engineering",</text:p>
      <text:p text:style-name="Standard"><text:s text:c="14"/>"teacher_name": "Ioannis Chatzakis ",</text:p>
      <text:p text:style-name="Standard"><text:s text:c="14"/>"teacher_email": "jchatzakis@hmu.gr",</text:p>
      <text:p text:style-name="Standard"><text:s text:c="14"/>"teacher_role": "Member",</text:p>
      <text:p text:style-name="Standard"><text:soft-page-break/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Electronics II (Amplifiers and Negtive Feedback)",</text:p>
      <text:p text:style-name="Standard"><text:s text:c="14"/>"programme": "BSc in Electronic Engineering",</text:p>
      <text:p text:style-name="Standard"><text:s text:c="14"/>"teacher_name": "Konstantinos Petridis ",</text:p>
      <text:p text:style-name="Standard"><text:s text:c="14"/>"teacher_email": "cpetridis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Modern Semiconductor Devices for Integrated Circuits",</text:p>
      <text:p text:style-name="Standard"><text:s text:c="14"/>"programme": "BSc in Electronic Engineering",</text:p>
      <text:p text:style-name="Standard"><text:s text:c="14"/>"teacher_name": "Eleftherios Kapetanakis",</text:p>
      <text:p text:style-name="Standard"><text:s text:c="14"/>"teacher_email": "ekapetan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Organic Thin-Film Transistor Applications Materials to Circuits",</text:p>
      <text:p text:style-name="Standard"><text:s text:c="14"/>"programme": "BSc in Electronic Engineering",</text:p>
      <text:p text:style-name="Standard"><text:s text:c="14"/>"teacher_name": "Eleftherios Kapetanakis",</text:p>
      <text:p text:style-name="Standard"><text:s text:c="14"/>"teacher_email": "ekapetan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Power Electronics",</text:p>
      <text:p text:style-name="Standard"><text:s text:c="14"/>"programme": "BSc in Electronic Engineering",</text:p>
      <text:p text:style-name="Standard"><text:s text:c="14"/>"teacher_name": "Ioannis Chatzakis",</text:p>
      <text:p text:style-name="Standard"><text:s text:c="14"/>"teacher_email": "jchatzakis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oft-page-break/><text:s text:c="14"/>"id": "Course",</text:p>
      <text:p text:style-name="Standard"><text:s text:c="14"/>"programme": "BSc Degree",</text:p>
      <text:p text:style-name="Standard"><text:s text:c="14"/>"teacher_name": "André Fidalgo",</text:p>
      <text:p text:style-name="Standard"><text:s text:c="14"/>"teacher_email": "anf@ise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teacher_name": "Fabrizio Patane",</text:p>
      <text:p text:style-name="Standard"><text:s text:c="14"/>"teacher_email": "fabrizio.patane@unicusano.it",</text:p>
      <text:p text:style-name="Standard"><text:s text:c="14"/>"teacher_role": "Leader",</text:p>
      <text:p text:style-name="Standard"><text:s text:c="14"/>"institution": "UNC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programme": "BSc Degree",</text:p>
      <text:p text:style-name="Standard"><text:s text:c="14"/>"teacher_name": "Gustavo Alves",</text:p>
      <text:p text:style-name="Standard"><text:s text:c="14"/>"teacher_email": "gca@ise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programme": "Bachelor of Technology",</text:p>
      <text:p text:style-name="Standard"><text:s text:c="14"/>"teacher_name": "Pierre Vieyres",</text:p>
      <text:p text:style-name="Standard"><text:s text:c="14"/>"teacher_email": "pierre.vieyres@univ-orleans.fr",</text:p>
      <text:p text:style-name="Standard"><text:s text:c="14"/>"teacher_role": "Member",</text:p>
      <text:p text:style-name="Standard"><text:s text:c="14"/>"institution": "UO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programme": "BSc Degree",</text:p>
      <text:p text:style-name="Standard"><text:s text:c="14"/>"teacher_name": "Ricardo Costa",</text:p>
      <text:p text:style-name="Standard"><text:s text:c="14"/>"teacher_email": "rjc@ise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oft-page-break/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Fundamentals of management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Fom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Carlos Freitas",</text:p>
      <text:p text:style-name="Standard"><text:s text:c="14"/>"teacher_email": "cpf@ise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teacher_name": "José Rodrigues",</text:p>
      <text:p text:style-name="Standard"><text:s text:c="14"/>"teacher_email": "jar@ise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teacher_name": "Marina Sousa",</text:p>
      <text:p text:style-name="Standard"><text:s text:c="14"/>"teacher_email": "mas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programme": "Bachelor in Creativity and Business Innovation",</text:p>
      <text:p text:style-name="Standard"><text:s text:c="14"/>"teacher_name": "Orlando Lima Rua",</text:p>
      <text:p text:style-name="Standard"><text:s text:c="14"/>"teacher_email": "orua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oft-page-break/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Game-based Solutions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GS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Ricardo Queirós",</text:p>
      <text:p text:style-name="Standard"><text:s text:c="14"/>"teacher_email": "ricardoqueiros@esmad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Genetic Algorithms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GA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Carlos Ramos",</text:p>
      <text:p text:style-name="Standard"><text:s text:c="14"/>"teacher_email": "csr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oft-page-break/><text:s text:c="4"/>},</text:p>
      <text:p text:style-name="Standard"><text:s text:c="4"/>{</text:p>
      <text:p text:style-name="Standard"><text:s text:c="6"/>"id": "Cluster",</text:p>
      <text:p text:style-name="Standard"><text:s text:c="6"/>"name": "GIS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G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Remote sensing and satellite image processing",</text:p>
      <text:p text:style-name="Standard"><text:s text:c="14"/>"programme": "BSc in Electronic Engineering",</text:p>
      <text:p text:style-name="Standard"><text:s text:c="14"/>"teacher_name": "Maria Kouli",</text:p>
      <text:p text:style-name="Standard"><text:s text:c="14"/>"teacher_email": "mkouli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Human resources management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Hrm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Susana Silva",</text:p>
      <text:p text:style-name="Standard"><text:s text:c="14"/>"teacher_email": "susanasilva@esht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oft-page-break/><text:s text:c="4"/>{</text:p>
      <text:p text:style-name="Standard"><text:s text:c="6"/>"id": "Cluster",</text:p>
      <text:p text:style-name="Standard"><text:s text:c="6"/>"name": "Identity, Image and Reputation 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IIaR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Corporate Communication ",</text:p>
      <text:p text:style-name="Standard"><text:s text:c="14"/>"programme": "Bachelor in Corporate Communications ",</text:p>
      <text:p text:style-name="Standard"><text:s text:c="14"/>"teacher_name": "Arminda Sá Sequeira",</text:p>
      <text:p text:style-name="Standard"><text:s text:c="14"/>"teacher_email": "arminda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Corporate Communication ",</text:p>
      <text:p text:style-name="Standard"><text:s text:c="14"/>"programme": "Bachelor in Corporate Communications ",</text:p>
      <text:p text:style-name="Standard"><text:s text:c="14"/>"teacher_name": "Luciana Oliveira",</text:p>
      <text:p text:style-name="Standard"><text:s text:c="14"/>"teacher_email": "Lgo@isca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Information retrieval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Ir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oft-page-break/><text:s text:c="14"/>"teacher_name": "Ana Azevedo",</text:p>
      <text:p text:style-name="Standard"><text:s text:c="14"/>"teacher_email": "aazevedo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teacher_name": "Nuno Escudeiro",</text:p>
      <text:p text:style-name="Standard"><text:s text:c="14"/>"teacher_email": "nfe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Information science and heritage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Isah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Preservation and Conservation/Information Management / Information Science Introduction / Theory and Method of Information and Communication Sciences",</text:p>
      <text:p text:style-name="Standard"><text:s text:c="14"/>"programme": "Information Documentatiom Scieneces and Technologies",</text:p>
      <text:p text:style-name="Standard"><text:s text:c="14"/>"teacher_name": "Inês Braga",</text:p>
      <text:p text:style-name="Standard"><text:s text:c="14"/>"teacher_email": "inesbraga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Preservation and Conservation/Information Management / Information Science Introduction / Theory and Method of Information and Communication Sciences",</text:p>
      <text:p text:style-name="Standard"><text:s text:c="14"/>"programme": "Information Documentatiom Scieneces and Technologies",</text:p>
      <text:p text:style-name="Standard"><text:s text:c="14"/>"teacher_name": "Susana Martins",</text:p>
      <text:p text:style-name="Standard"><text:s text:c="14"/>"teacher_email": "susanamartins@iscap.ipp.pt",</text:p>
      <text:p text:style-name="Standard"><text:soft-page-break/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Preservation and Conservation/Information Management / Information Science Introduction / Theory and Method of Information and Communication Sciences ",</text:p>
      <text:p text:style-name="Standard"><text:s text:c="14"/>"programme": "Information Documentatiom Scieneces and Technologies",</text:p>
      <text:p text:style-name="Standard"><text:s text:c="14"/>"teacher_name": "Milena Carvalho",</text:p>
      <text:p text:style-name="Standard"><text:s text:c="14"/>"teacher_email": "milenacarvalho@isca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Innovation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I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Entrepreneurship and innovation",</text:p>
      <text:p text:style-name="Standard"><text:s text:c="14"/>"programme": "Master in Entrepreneurship and Internationalization",</text:p>
      <text:p text:style-name="Standard"><text:s text:c="14"/>"teacher_name": "António Oliveira",</text:p>
      <text:p text:style-name="Standard"><text:s text:c="14"/>"teacher_email": "ajmo@iscap.ipp.pt",</text:p>
      <text:p text:style-name="Standard"><text:s text:c="14"/>"teacher_role": "Member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Entrepreneurship and innovation",</text:p>
      <text:p text:style-name="Standard"><text:s text:c="14"/>"programme": "Master in Entrepreneurship and Internationalization",</text:p>
      <text:p text:style-name="Standard"><text:s text:c="14"/>"teacher_name": "Orlando Lima Rua",</text:p>
      <text:p text:style-name="Standard"><text:s text:c="14"/>"teacher_email": "orua@iscap.ipp.pt",</text:p>
      <text:p text:style-name="Standard"><text:s text:c="14"/>"teacher_role": "Leader",</text:p>
      <text:p text:style-name="Standard"><text:s text:c="14"/>"institution": "IPP",</text:p>
      <text:p text:style-name="Standard"><text:soft-page-break/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Entrepreneurship and innovation",</text:p>
      <text:p text:style-name="Standard"><text:s text:c="14"/>"programme": "Master in Entrepreneurship and Internationalization",</text:p>
      <text:p text:style-name="Standard"><text:s text:c="14"/>"teacher_name": "Oscar Bernardes",</text:p>
      <text:p text:style-name="Standard"><text:s text:c="14"/>"teacher_email": "oscarbernardes@iscap.ipp.pt",</text:p>
      <text:p text:style-name="Standard"><text:s text:c="14"/>"teacher_role": "Member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Intelligent Applications in Power and Energy Systems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IAiPaES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Zita Vale",</text:p>
      <text:p text:style-name="Standard"><text:s text:c="14"/>"teacher_email": "zav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Interactive Technologies 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IT Sub",</text:p>
      <text:p text:style-name="Standard"><text:s text:c="10"/>"size": 1,</text:p>
      <text:p text:style-name="Standard"><text:s text:c="10"/>"children": [</text:p>
      <text:p text:style-name="Standard"><text:soft-page-break/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Ana Barata",</text:p>
      <text:p text:style-name="Standard"><text:s text:c="14"/>"teacher_email": "abt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teacher_name": "Jose Azevedo",</text:p>
      <text:p text:style-name="Standard"><text:s text:c="14"/>"teacher_email": "jazevedo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teacher_name": "Maria João Cameira",</text:p>
      <text:p text:style-name="Standard"><text:s text:c="14"/>"teacher_email": "jcameira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teacher_name": "Sandra Ribeiro",</text:p>
      <text:p text:style-name="Standard"><text:s text:c="14"/>"teacher_email": "sribeiro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Intercultural Business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IB Sub",</text:p>
      <text:p text:style-name="Standard"><text:s text:c="10"/>"size": 1,</text:p>
      <text:p text:style-name="Standard"><text:soft-page-break/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Intercultural Communication; English/French/German/Spanish Culture for Business 1, 2 e 3; Chinese/Arabic Language and Culture for Business 1, 2 e 3; Entrepreneurship in Culture.",</text:p>
      <text:p text:style-name="Standard"><text:s text:c="14"/>"programme": "Bachelor in Business Assistance and Translation; Master in Intercultural Studies for Business",</text:p>
      <text:p text:style-name="Standard"><text:s text:c="14"/>"teacher_name": "Clara Sarmento",</text:p>
      <text:p text:style-name="Standard"><text:s text:c="14"/>"teacher_email": "clara@isca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teacher_name": "Arminda Sá Sequeira",</text:p>
      <text:p text:style-name="Standard"><text:s text:c="14"/>"teacher_email": "arminda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Intercultural Communication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IC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Ana Barata",</text:p>
      <text:p text:style-name="Standard"><text:s text:c="14"/>"teacher_email": "abt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oft-page-break/><text:s text:c="4"/>},</text:p>
      <text:p text:style-name="Standard"><text:s text:c="4"/>{</text:p>
      <text:p text:style-name="Standard"><text:s text:c="6"/>"id": "Cluster",</text:p>
      <text:p text:style-name="Standard"><text:s text:c="6"/>"name": "Internal Communication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IC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Something is wrong"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Business and Corporate Communication",</text:p>
      <text:p text:style-name="Standard"><text:s text:c="14"/>"programme": "Bachelor in Business Assistance and Translation",</text:p>
      <text:p text:style-name="Standard"><text:s text:c="14"/>"teacher_name": "Luciana Oliveira",</text:p>
      <text:p text:style-name="Standard"><text:s text:c="14"/>"teacher_email": "Lgo@isca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International Communication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IC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Something is wrong"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Introduction to Artificia lntelligence",</text:p>
      <text:p text:style-name="Standard"><text:soft-page-break/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ItAl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Carlos Ramos",</text:p>
      <text:p text:style-name="Standard"><text:s text:c="14"/>"teacher_email": "csr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IoT and CPS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IaC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Cooperating autonomous systems",</text:p>
      <text:p text:style-name="Standard"><text:s text:c="14"/>"teacher_name": "Ricardo Severino",</text:p>
      <text:p text:style-name="Standard"><text:s text:c="14"/>"teacher_email": "rar@ise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Internet of Things: technologies and applications",</text:p>
      <text:p text:style-name="Standard"><text:s text:c="14"/>"programme": "MSc in Electrical and Computer Engineering ",</text:p>
      <text:p text:style-name="Standard"><text:s text:c="14"/>"teacher_name": "Spyros Panagiotakis",</text:p>
      <text:p text:style-name="Standard"><text:s text:c="14"/>"teacher_email": "spanag@hmu.gr",</text:p>
      <text:p text:style-name="Standard"><text:s text:c="14"/>"teacher_role": "Member",</text:p>
      <text:p text:style-name="Standard"><text:s text:c="14"/>"institution": "HMU",</text:p>
      <text:p text:style-name="Standard"><text:soft-page-break/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Wireless Sensor and Actuator Networks",</text:p>
      <text:p text:style-name="Standard"><text:s text:c="14"/>"teacher_name": "Ricardo Severino",</text:p>
      <text:p text:style-name="Standard"><text:s text:c="14"/>"teacher_email": "rar@ise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IoT and CPS (Internet of Things and Cyber-Physical Systems)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IaC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Something is wrong"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Language and Communication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LaC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Linguistics; Revising and Editing; Semiotics",</text:p>
      <text:p text:style-name="Standard"><text:s text:c="14"/>"programme": "BA (Bachelor's Degree) in Administrative Assistance and Translation; BA (Bachelor´s Degree) in Business Communication",</text:p>
      <text:p text:style-name="Standard"><text:soft-page-break/><text:s text:c="14"/>"teacher_name": "Joana Fernandes",</text:p>
      <text:p text:style-name="Standard"><text:s text:c="14"/>"teacher_email": "joanaf@isca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Leadership and team development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Latd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Susana Silva",</text:p>
      <text:p text:style-name="Standard"><text:s text:c="14"/>"teacher_email": "susanasilva@esht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Learning Analytics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LA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Ana Azevedo",</text:p>
      <text:p text:style-name="Standard"><text:s text:c="14"/>"teacher_email": "aazevedo@iscap.ipp.pt",</text:p>
      <text:p text:style-name="Standard"><text:s text:c="14"/>"teacher_role": "Leader",</text:p>
      <text:p text:style-name="Standard"><text:soft-page-break/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teacher_name": "Jose Azevedo",</text:p>
      <text:p text:style-name="Standard"><text:s text:c="14"/>"teacher_email": "jazevedo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Linked Open Data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LOD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Semantic Web",</text:p>
      <text:p text:style-name="Standard"><text:s text:c="14"/>"programme": "Master in Business Information",</text:p>
      <text:p text:style-name="Standard"><text:s text:c="14"/>"teacher_name": "Mariana Curado Malta",</text:p>
      <text:p text:style-name="Standard"><text:s text:c="14"/>"teacher_email": "mariana@isca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Literary Tourism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LT Sub",</text:p>
      <text:p text:style-name="Standard"><text:soft-page-break/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Sara Pascoal",</text:p>
      <text:p text:style-name="Standard"><text:s text:c="14"/>"teacher_email": "spascoal@isca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Logistics Optimization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LO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Sara Martins",</text:p>
      <text:p text:style-name="Standard"><text:s text:c="14"/>"teacher_email": "ssbm@estg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Management Accounting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MA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oft-page-break/><text:s text:c="14"/>"case": "1st",</text:p>
      <text:p text:style-name="Standard"><text:s text:c="14"/>"id": "Course",</text:p>
      <text:p text:style-name="Standard"><text:s text:c="14"/>"name": "Management Accounting",</text:p>
      <text:p text:style-name="Standard"><text:s text:c="14"/>"programme": "Bachelor in International Commerce / Master of Management Advisory Services ",</text:p>
      <text:p text:style-name="Standard"><text:s text:c="14"/>"teacher_name": "Paulino Silva",</text:p>
      <text:p text:style-name="Standard"><text:s text:c="14"/>"teacher_email": "paulino@isca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Materials Technologies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MT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Chemistry of Materials",</text:p>
      <text:p text:style-name="Standard"><text:s text:c="14"/>"programme": "MSc in Electrical and Computer Engineering ",</text:p>
      <text:p text:style-name="Standard"><text:s text:c="14"/>"teacher_name": "Dimitra Vernadou",</text:p>
      <text:p text:style-name="Standard"><text:s text:c="14"/>"teacher_email": "dvernardou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Mathematics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M Sub",</text:p>
      <text:p text:style-name="Standard"><text:s text:c="10"/>"size": 1,</text:p>
      <text:p text:style-name="Standard"><text:soft-page-break/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Probability, Statistics and Stochastic Analysis",</text:p>
      <text:p text:style-name="Standard"><text:s text:c="14"/>"programme": "BSc in Electronic Engineering",</text:p>
      <text:p text:style-name="Standard"><text:s text:c="14"/>"teacher_name": "Evangelos Kokkinos",</text:p>
      <text:p text:style-name="Standard"><text:s text:c="14"/>"teacher_email": "ekokkinos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Medical Informatics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MI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Constantino Martins",</text:p>
      <text:p text:style-name="Standard"><text:s text:c="14"/>"teacher_email": "acm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Multiagent Systems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MS Sub",</text:p>
      <text:p text:style-name="Standard"><text:s text:c="10"/>"size": 1,</text:p>
      <text:p text:style-name="Standard"><text:s text:c="10"/>"children": [</text:p>
      <text:p text:style-name="Standard"><text:soft-page-break/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Isabel Praça",</text:p>
      <text:p text:style-name="Standard"><text:s text:c="14"/>"teacher_email": "icp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Multimodal Interfaces 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MI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Piedade Carvalho",</text:p>
      <text:p text:style-name="Standard"><text:s text:c="14"/>"teacher_email": "pbc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Network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CyberSecurity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oft-page-break/><text:s text:c="14"/>"name": "Information System Security and Information System Technology and Ecommerce",</text:p>
      <text:p text:style-name="Standard"><text:s text:c="14"/>"programme": "International commerce",</text:p>
      <text:p text:style-name="Standard"><text:s text:c="14"/>"teacher_name": "Américo Guerreiro",</text:p>
      <text:p text:style-name="Standard"><text:s text:c="14"/>"teacher_email": "ajcg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Information System Security and Information System Technology and Ecommerce",</text:p>
      <text:p text:style-name="Standard"><text:s text:c="14"/>"programme": "International commerce",</text:p>
      <text:p text:style-name="Standard"><text:s text:c="14"/>"teacher_name": "Américo Guerreiro",</text:p>
      <text:p text:style-name="Standard"><text:s text:c="14"/>"teacher_email": "ajcg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Information System Security and Information System Technology and Ecommerce",</text:p>
      <text:p text:style-name="Standard"><text:s text:c="14"/>"programme": "Pos-graduation in Information Systems Management ",</text:p>
      <text:p text:style-name="Standard"><text:s text:c="14"/>"teacher_name": "Maria João Castro",</text:p>
      <text:p text:style-name="Standard"><text:s text:c="14"/>"teacher_email": "mjcastro@isca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Information System Security and Information System Technology and Ecommerce",</text:p>
      <text:p text:style-name="Standard"><text:s text:c="14"/>"programme": "International commerce",</text:p>
      <text:p text:style-name="Standard"><text:s text:c="14"/>"teacher_name": "Maria José Angélico",</text:p>
      <text:p text:style-name="Standard"><text:s text:c="14"/>"teacher_email": "mjose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Information System Security and Information System Technology and Ecommerce",</text:p>
      <text:p text:style-name="Standard"><text:s text:c="14"/>"programme": "International commerce",</text:p>
      <text:p text:style-name="Standard"><text:s text:c="14"/>"teacher_name": "Maria José Angélico",</text:p>
      <text:p text:style-name="Standard"><text:s text:c="14"/>"teacher_email": "mjose@iscap.ipp.pt",</text:p>
      <text:p text:style-name="Standard"><text:s text:c="14"/>"teacher_role": "Member",</text:p>
      <text:p text:style-name="Standard"><text:soft-page-break/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IoT and CPS Cybersecurity",</text:p>
      <text:p text:style-name="Standard"><text:s text:c="14"/>"teacher_name": "Ricardo Severino",</text:p>
      <text:p text:style-name="Standard"><text:s text:c="14"/>"teacher_email": "sev@portic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Cubersecurity and network",</text:p>
      <text:p text:style-name="Standard"><text:s text:c="14"/>"teacher_name": "Joaquim Santos",</text:p>
      <text:p text:style-name="Standard"><text:s text:c="14"/>"teacher_email": "jpe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,</text:p>
      <text:p text:style-name="Standard"><text:s text:c="8"/>{</text:p>
      <text:p text:style-name="Standard"><text:s text:c="10"/>"case": "Found cluster",</text:p>
      <text:p text:style-name="Standard"><text:s text:c="10"/>"name": "Cloud Computing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3rd",</text:p>
      <text:p text:style-name="Standard"><text:s text:c="14"/>"id": "Course",</text:p>
      <text:p text:style-name="Standard"><text:s text:c="14"/>"name": "Exploring the cloud",</text:p>
      <text:p text:style-name="Standard"><text:s text:c="14"/>"teacher_name": "Joaquim Santos",</text:p>
      <text:p text:style-name="Standard"><text:s text:c="14"/>"teacher_email": "jpe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,</text:p>
      <text:p text:style-name="Standard"><text:s text:c="8"/>{</text:p>
      <text:p text:style-name="Standard"><text:s text:c="10"/>"case": "Found cluster",</text:p>
      <text:p text:style-name="Standard"><text:s text:c="10"/>"name": "Computer Networking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3rd",</text:p>
      <text:p text:style-name="Standard"><text:soft-page-break/><text:s text:c="14"/>"id": "Course",</text:p>
      <text:p text:style-name="Standard"><text:s text:c="14"/>"name": "Advanced topics in computer networks",</text:p>
      <text:p text:style-name="Standard"><text:s text:c="14"/>"programme": "MSc in Electrical and Computer Engineering ",</text:p>
      <text:p text:style-name="Standard"><text:s text:c="14"/>"teacher_name": "Spyros Panagiotakis",</text:p>
      <text:p text:style-name="Standard"><text:s text:c="14"/>"teacher_email": "spanag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Basic topics on computer network",</text:p>
      <text:p text:style-name="Standard"><text:s text:c="14"/>"teacher_name": "Joaquim Santos",</text:p>
      <text:p text:style-name="Standard"><text:s text:c="14"/>"teacher_email": "jpe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,</text:p>
      <text:p text:style-name="Standard"><text:s text:c="8"/>{</text:p>
      <text:p text:style-name="Standard"><text:s text:c="10"/>"case": "Found cluster",</text:p>
      <text:p text:style-name="Standard"><text:s text:c="10"/>"name": "Microwaves, Antennas and Electromagnetic Application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3rd",</text:p>
      <text:p text:style-name="Standard"><text:s text:c="14"/>"id": "Course",</text:p>
      <text:p text:style-name="Standard"><text:s text:c="14"/>"name": "Antennas and Wireless Communication",</text:p>
      <text:p text:style-name="Standard"><text:s text:c="14"/>"programme": "BSc in Electronic Engineering ",</text:p>
      <text:p text:style-name="Standard"><text:s text:c="14"/>"teacher_name": "Ioannis Vardiambasis ",</text:p>
      <text:p text:style-name="Standard"><text:s text:c="14"/>"teacher_email": "ivardia@hmu.gr",</text:p>
      <text:p text:style-name="Standard"><text:s text:c="14"/>"teacher_role": "Lead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Defense Technologies &amp; Electromagnetic Compatibility",</text:p>
      <text:p text:style-name="Standard"><text:s text:c="14"/>"programme": "MSc in Electronic Engineering ",</text:p>
      <text:p text:style-name="Standard"><text:s text:c="14"/>"teacher_name": "Ioannis Vardiambasis ",</text:p>
      <text:p text:style-name="Standard"><text:s text:c="14"/>"teacher_email": "ivardia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oft-page-break/><text:s text:c="14"/>"case": "4th",</text:p>
      <text:p text:style-name="Standard"><text:s text:c="14"/>"id": "Course",</text:p>
      <text:p text:style-name="Standard"><text:s text:c="14"/>"name": "Electromagnetic Compatibility ",</text:p>
      <text:p text:style-name="Standard"><text:s text:c="14"/>"programme": "BSc in Electronic Engineering ",</text:p>
      <text:p text:style-name="Standard"><text:s text:c="14"/>"teacher_name": "Christos Nikolopoulos ",</text:p>
      <text:p text:style-name="Standard"><text:s text:c="14"/>"teacher_email": "cnikolo@hmu.gr 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IoT Technologies and Electronic Entrepreneurship ",</text:p>
      <text:p text:style-name="Standard"><text:s text:c="14"/>"programme": "BSc in Electronic Engineering ",</text:p>
      <text:p text:style-name="Standard"><text:s text:c="14"/>"teacher_name": "George Liodakis ",</text:p>
      <text:p text:style-name="Standard"><text:s text:c="14"/>"teacher_email": "gsl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Microwave Communications",</text:p>
      <text:p text:style-name="Standard"><text:s text:c="14"/>"programme": "BSc in Electronic Engineering ",</text:p>
      <text:p text:style-name="Standard"><text:s text:c="14"/>"teacher_name": "Ioannis Vardiambasis ",</text:p>
      <text:p text:style-name="Standard"><text:s text:c="14"/>"teacher_email": "ivardia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Microwave-Millimeter Wave Communications &amp; Antennas",</text:p>
      <text:p text:style-name="Standard"><text:s text:c="14"/>"programme": "MSc in Electronic Engineering ",</text:p>
      <text:p text:style-name="Standard"><text:s text:c="14"/>"teacher_name": "Ioannis Vardiambasis ",</text:p>
      <text:p text:style-name="Standard"><text:s text:c="14"/>"teacher_email": "ivardia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Mobile Communication Systems ",</text:p>
      <text:p text:style-name="Standard"><text:s text:c="14"/>"programme": "BSc in Electronic Engineering ",</text:p>
      <text:p text:style-name="Standard"><text:s text:c="14"/>"teacher_name": "Evangelos Kokkinos",</text:p>
      <text:p text:style-name="Standard"><text:soft-page-break/><text:s text:c="14"/>"teacher_email": "ekokkinos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Optical Communication Systems",</text:p>
      <text:p text:style-name="Standard"><text:s text:c="14"/>"programme": "BSc in Electronic Engineering ",</text:p>
      <text:p text:style-name="Standard"><text:s text:c="14"/>"teacher_name": "George Liodakis ",</text:p>
      <text:p text:style-name="Standard"><text:s text:c="14"/>"teacher_email": "gsl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Satellite Communications and Systems",</text:p>
      <text:p text:style-name="Standard"><text:s text:c="14"/>"programme": "BSc in Electronic Engineering ",</text:p>
      <text:p text:style-name="Standard"><text:s text:c="14"/>"teacher_name": "Ioannis Vardiambasis ",</text:p>
      <text:p text:style-name="Standard"><text:s text:c="14"/>"teacher_email": "ivardia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Scattering, Propagation &amp; Radiation of Electromagnetic Waves",</text:p>
      <text:p text:style-name="Standard"><text:s text:c="14"/>"programme": "MSc in Electronic Engineering ",</text:p>
      <text:p text:style-name="Standard"><text:s text:c="14"/>"teacher_name": "Ioannis Vardiambasis ",</text:p>
      <text:p text:style-name="Standard"><text:s text:c="14"/>"teacher_email": "ivardia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,</text:p>
      <text:p text:style-name="Standard"><text:s text:c="8"/>{</text:p>
      <text:p text:style-name="Standard"><text:s text:c="10"/>"case": "Found cluster",</text:p>
      <text:p text:style-name="Standard"><text:s text:c="10"/>"name": "Telecommunications and multimedia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3rd",</text:p>
      <text:p text:style-name="Standard"><text:s text:c="14"/>"id": "Course",</text:p>
      <text:p text:style-name="Standard"><text:s text:c="14"/>"name": "Design and Performance Evaluation of Broadband Networks",</text:p>
      <text:p text:style-name="Standard"><text:soft-page-break/><text:s text:c="14"/>"programme": "BSc in Electronic Engineering",</text:p>
      <text:p text:style-name="Standard"><text:s text:c="14"/>"teacher_name": "George Liodakis ",</text:p>
      <text:p text:style-name="Standard"><text:s text:c="14"/>"teacher_email": "gsl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Digital Communication Systems",</text:p>
      <text:p text:style-name="Standard"><text:s text:c="14"/>"programme": "BSc in Electronic Engineering",</text:p>
      <text:p text:style-name="Standard"><text:s text:c="14"/>"teacher_name": "Evangelos Kokkinos",</text:p>
      <text:p text:style-name="Standard"><text:s text:c="14"/>"teacher_email": "ekokkinos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Graphics and Virtual Reality",</text:p>
      <text:p text:style-name="Standard"><text:s text:c="14"/>"programme": "BSc in Electrical &amp; Computer Engineering ",</text:p>
      <text:p text:style-name="Standard"><text:s text:c="14"/>"teacher_name": "Athanasios Malamos",</text:p>
      <text:p text:style-name="Standard"><text:s text:c="14"/>"teacher_email": "amalamos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Telecommunications and multimedia",</text:p>
      <text:p text:style-name="Standard"><text:s text:c="14"/>"programme": "BSc in Electrical &amp; Computer Engineering ",</text:p>
      <text:p text:style-name="Standard"><text:s text:c="14"/>"teacher_name": "Athanasios Malamos",</text:p>
      <text:p text:style-name="Standard"><text:s text:c="14"/>"teacher_email": "amalamos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Television Systems",</text:p>
      <text:p text:style-name="Standard"><text:s text:c="14"/>"programme": "BSc in Electrical &amp; Computer Engineering ",</text:p>
      <text:p text:style-name="Standard"><text:s text:c="14"/>"teacher_name": "Evangelos Pallis",</text:p>
      <text:p text:style-name="Standard"><text:s text:c="14"/>"teacher_email": "pallis@hmu.gr",</text:p>
      <text:p text:style-name="Standard"><text:s text:c="14"/>"teacher_role": "Member",</text:p>
      <text:p text:style-name="Standard"><text:s text:c="14"/>"institution": "HMU",</text:p>
      <text:p text:style-name="Standard"><text:soft-page-break/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Wireless Networks",</text:p>
      <text:p text:style-name="Standard"><text:s text:c="14"/>"programme": "BSc in Electrical &amp; Computer Engineering ",</text:p>
      <text:p text:style-name="Standard"><text:s text:c="14"/>"teacher_name": "Evangelos Pallis",</text:p>
      <text:p text:style-name="Standard"><text:s text:c="14"/>"teacher_email": "pallis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Algebra and Networks",</text:p>
      <text:p text:style-name="Standard"><text:s text:c="14"/>"teacher_name": "Paula Viana",</text:p>
      <text:p text:style-name="Standard"><text:s text:c="14"/>"teacher_email": "pmv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,</text:p>
      <text:p text:style-name="Standard"><text:s text:c="8"/>{</text:p>
      <text:p text:style-name="Standard"><text:s text:c="10"/>"case": "Found cluster",</text:p>
      <text:p text:style-name="Standard"><text:s text:c="10"/>"name": "Web API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3rd",</text:p>
      <text:p text:style-name="Standard"><text:s text:c="14"/>"id": "Course",</text:p>
      <text:p text:style-name="Standard"><text:s text:c="14"/>"name": "Distributed Systems Programming",</text:p>
      <text:p text:style-name="Standard"><text:s text:c="14"/>"programme": "MSC Computer Engineering",</text:p>
      <text:p text:style-name="Standard"><text:s text:c="14"/>"teacher_name": "Paulo Sousa",</text:p>
      <text:p text:style-name="Standard"><text:s text:c="14"/>"teacher_email": "pag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,</text:p>
      <text:p text:style-name="Standard"><text:s text:c="8"/>{</text:p>
      <text:p text:style-name="Standard"><text:s text:c="10"/>"case": "Found cluster",</text:p>
      <text:p text:style-name="Standard"><text:s text:c="10"/>"name": "Web Development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oft-page-break/><text:s text:c="14"/>"case": "3rd",</text:p>
      <text:p text:style-name="Standard"><text:s text:c="14"/>"id": "Course",</text:p>
      <text:p text:style-name="Standard"><text:s text:c="14"/>"name": "Learning the web",</text:p>
      <text:p text:style-name="Standard"><text:s text:c="14"/>"teacher_name": "Ricardo Queirós",</text:p>
      <text:p text:style-name="Standard"><text:s text:c="14"/>"teacher_email": "ricardoqueiros@esmad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Neural Networks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NN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Carlos Ramos",</text:p>
      <text:p text:style-name="Standard"><text:s text:c="14"/>"teacher_email": "csr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Object Oriented Analysis and Design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OOAaD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oft-page-break/><text:s text:c="14"/>"name": "Application Engineering",</text:p>
      <text:p text:style-name="Standard"><text:s text:c="14"/>"programme": "BSc Computer Engineering",</text:p>
      <text:p text:style-name="Standard"><text:s text:c="14"/>"teacher_name": "Paulo Sousa",</text:p>
      <text:p text:style-name="Standard"><text:s text:c="14"/>"teacher_email": "pag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Domain Driven Design",</text:p>
      <text:p text:style-name="Standard"><text:s text:c="14"/>"teacher_name": "Paulo Sousa",</text:p>
      <text:p text:style-name="Standard"><text:s text:c="14"/>"teacher_email": "pag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Open innovation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Oi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Entrepreneurship and innovation",</text:p>
      <text:p text:style-name="Standard"><text:s text:c="14"/>"programme": "Master in Entrepreneurship and Internationalization",</text:p>
      <text:p text:style-name="Standard"><text:s text:c="14"/>"teacher_name": "António Oliveira",</text:p>
      <text:p text:style-name="Standard"><text:s text:c="14"/>"teacher_email": "ajmo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Entrepreneurship and innovation",</text:p>
      <text:p text:style-name="Standard"><text:s text:c="14"/>"programme": "Master in Entrepreneurship and Internationalization",</text:p>
      <text:p text:style-name="Standard"><text:s text:c="14"/>"teacher_name": "Luís Ferreira",</text:p>
      <text:p text:style-name="Standard"><text:soft-page-break/><text:s text:c="14"/>"teacher_email": "lmclvf@esmae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Entrepreneurship and innovation",</text:p>
      <text:p text:style-name="Standard"><text:s text:c="14"/>"programme": "Master in Entrepreneurship and Internationalization",</text:p>
      <text:p text:style-name="Standard"><text:s text:c="14"/>"teacher_name": "Orlando Lima Rua",</text:p>
      <text:p text:style-name="Standard"><text:s text:c="14"/>"teacher_email": "orua@isca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Entrepreneurship and innovation",</text:p>
      <text:p text:style-name="Standard"><text:s text:c="14"/>"programme": "Master in Entrepreneurship and Internationalization",</text:p>
      <text:p text:style-name="Standard"><text:s text:c="14"/>"teacher_name": "Óscar Bernardes",</text:p>
      <text:p text:style-name="Standard"><text:s text:c="14"/>"teacher_email": "oscarbernardes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Operating Systems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OS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Operating Systems, GNU/Linux",</text:p>
      <text:p text:style-name="Standard"><text:s text:c="14"/>"programme": "BSc in Electronic Engineering",</text:p>
      <text:p text:style-name="Standard"><text:s text:c="14"/>"teacher_name": "Ioannis Barbounakis",</text:p>
      <text:p text:style-name="Standard"><text:s text:c="14"/>"teacher_email": "i.barbounakis@hmu.gr",</text:p>
      <text:p text:style-name="Standard"><text:s text:c="14"/>"teacher_role": "Member",</text:p>
      <text:p text:style-name="Standard"><text:soft-page-break/><text:s text:c="14"/>"institution": "HMU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Personal and Social Development Skills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PaSDS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Ana Barata",</text:p>
      <text:p text:style-name="Standard"><text:s text:c="14"/>"teacher_email": "abt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Photonics &amp; Optoelectronics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P&amp;O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An Introduction to Laser Physics ",</text:p>
      <text:p text:style-name="Standard"><text:s text:c="14"/>"programme": "MSc in Electronic Engineering ",</text:p>
      <text:p text:style-name="Standard"><text:s text:c="14"/>"teacher_name": "Konstantinos Petridis",</text:p>
      <text:p text:style-name="Standard"><text:s text:c="14"/>"teacher_email": "cpetridis@hmu.gr",</text:p>
      <text:p text:style-name="Standard"><text:s text:c="14"/>"teacher_role": "Leader",</text:p>
      <text:p text:style-name="Standard"><text:s text:c="14"/>"institution": "HMU",</text:p>
      <text:p text:style-name="Standard"><text:soft-page-break/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Optical Networks and Optoelectronics ",</text:p>
      <text:p text:style-name="Standard"><text:s text:c="14"/>"programme": "MSc in Electronic Engineering ",</text:p>
      <text:p text:style-name="Standard"><text:s text:c="14"/>"teacher_name": "George Liodakis ",</text:p>
      <text:p text:style-name="Standard"><text:s text:c="14"/>"teacher_email": "gsl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Optoelectronics and Lasers ",</text:p>
      <text:p text:style-name="Standard"><text:s text:c="14"/>"programme": "BSc in Electronic Engineering ",</text:p>
      <text:p text:style-name="Standard"><text:s text:c="14"/>"teacher_name": "Michalis Tatarakis",</text:p>
      <text:p text:style-name="Standard"><text:s text:c="14"/>"teacher_email": "mictat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Optoelectronics and Optical Communications ",</text:p>
      <text:p text:style-name="Standard"><text:s text:c="14"/>"programme": "MSc in Electronic Engineering ",</text:p>
      <text:p text:style-name="Standard"><text:s text:c="14"/>"teacher_name": "Konstantinos Petridis",</text:p>
      <text:p text:style-name="Standard"><text:s text:c="14"/>"teacher_email": "cpetridis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Plasma Physics",</text:p>
      <text:p text:style-name="Standard"><text:s text:c="14"/>"programme": "MSc in Electronic Engineering",</text:p>
      <text:p text:style-name="Standard"><text:s text:c="14"/>"teacher_name": "Michalis Tatarakis",</text:p>
      <text:p text:style-name="Standard"><text:s text:c="14"/>"teacher_email": "mictat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oft-page-break/><text:s text:c="14"/>"name": "Technology of Short Laser Pulses ",</text:p>
      <text:p text:style-name="Standard"><text:s text:c="14"/>"programme": "BSc in Electronic Engineering ",</text:p>
      <text:p text:style-name="Standard"><text:s text:c="14"/>"teacher_name": "Michalis Tatarakis",</text:p>
      <text:p text:style-name="Standard"><text:s text:c="14"/>"teacher_email": "mictat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Physics Fundamentals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PF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[coordinates the work for several courses in Orléans]",</text:p>
      <text:p text:style-name="Standard"><text:s text:c="14"/>"programme": "Bachelor in Physics",</text:p>
      <text:p text:style-name="Standard"><text:s text:c="14"/>"teacher_name": "Daniel Förster",</text:p>
      <text:p text:style-name="Standard"><text:s text:c="14"/>"teacher_email": "georg-daniel.forster@univ-orleans.fr",</text:p>
      <text:p text:style-name="Standard"><text:s text:c="14"/>"teacher_role": "Member",</text:p>
      <text:p text:style-name="Standard"><text:s text:c="14"/>"institution": "UO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Fundemntals of Physics (Mechanics, Thermodynamics, Optics)",</text:p>
      <text:p text:style-name="Standard"><text:s text:c="14"/>"programme": "BSc in Electronic Engineering",</text:p>
      <text:p text:style-name="Standard"><text:s text:c="14"/>"teacher_name": "Markus Risse",</text:p>
      <text:p text:style-name="Standard"><text:s text:c="14"/>"teacher_email": "risse@hep.physik.uni-siegen.de",</text:p>
      <text:p text:style-name="Standard"><text:s text:c="14"/>"teacher_role": "Member",</text:p>
      <text:p text:style-name="Standard"><text:s text:c="14"/>"institution": "USIEGEN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General Physics I (Mechanics, Kinematics, Thermodynamics)",</text:p>
      <text:p text:style-name="Standard"><text:s text:c="14"/>"programme": "Bachelor Program ",</text:p>
      <text:p text:style-name="Standard"><text:soft-page-break/><text:s text:c="14"/>"teacher_name": "Pietro Oliva",</text:p>
      <text:p text:style-name="Standard"><text:s text:c="14"/>"teacher_email": "pietro.oliva@unicusano.it",</text:p>
      <text:p text:style-name="Standard"><text:s text:c="14"/>"teacher_role": "Member",</text:p>
      <text:p text:style-name="Standard"><text:s text:c="14"/>"institution": "UNC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General Physics II (Electrostatics, Megnetostatics, Maxwell Equation)",</text:p>
      <text:p text:style-name="Standard"><text:s text:c="14"/>"programme": "Bachelor Program ",</text:p>
      <text:p text:style-name="Standard"><text:s text:c="14"/>"teacher_name": "Pietro Oliva",</text:p>
      <text:p text:style-name="Standard"><text:s text:c="14"/>"teacher_email": "pietro.oliva@unicusano.it",</text:p>
      <text:p text:style-name="Standard"><text:s text:c="14"/>"teacher_role": "Member",</text:p>
      <text:p text:style-name="Standard"><text:s text:c="14"/>"institution": "UNC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Physics I (Mechanics, Thermodynamics)",</text:p>
      <text:p text:style-name="Standard"><text:s text:c="14"/>"programme": "BSc in Electronic Engineering",</text:p>
      <text:p text:style-name="Standard"><text:s text:c="14"/>"teacher_name": "Ioannis Fitilis",</text:p>
      <text:p text:style-name="Standard"><text:s text:c="14"/>"teacher_email": "fitilis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Physics II (Electrostatics, Magnetostatics, Introduction to E/M)",</text:p>
      <text:p text:style-name="Standard"><text:s text:c="14"/>"programme": "BSc in Electronic Engineering",</text:p>
      <text:p text:style-name="Standard"><text:s text:c="14"/>"teacher_name": "Konstantinos Petridis",</text:p>
      <text:p text:style-name="Standard"><text:s text:c="14"/>"teacher_email": "cpetridis@hmu.gr",</text:p>
      <text:p text:style-name="Standard"><text:s text:c="14"/>"teacher_role": "Lead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programme": "BSc in Phyiscs",</text:p>
      <text:p text:style-name="Standard"><text:s text:c="14"/>"teacher_name": "Carlos Ramos ",</text:p>
      <text:p text:style-name="Standard"><text:s text:c="14"/>"teacher_email": "car@ise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oft-page-break/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Programming &amp; Algorithms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P&amp;A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Artificial Intelligence",</text:p>
      <text:p text:style-name="Standard"><text:s text:c="14"/>"programme": "BSc in Electronic Engineering",</text:p>
      <text:p text:style-name="Standard"><text:s text:c="14"/>"teacher_name": "Antonios Konstantaras",</text:p>
      <text:p text:style-name="Standard"><text:s text:c="14"/>"teacher_email": "akonstantaras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CAD/CAM Systems, 3D modeling &amp; Reverse Enginneering ",</text:p>
      <text:p text:style-name="Standard"><text:s text:c="14"/>"programme": "BSc in Electronic Engineering",</text:p>
      <text:p text:style-name="Standard"><text:s text:c="14"/>"teacher_name": "Manolis Maravelakis",</text:p>
      <text:p text:style-name="Standard"><text:s text:c="14"/>"teacher_email": "marvel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Data Structures",</text:p>
      <text:p text:style-name="Standard"><text:s text:c="14"/>"programme": "BSc in Electronic Engineering",</text:p>
      <text:p text:style-name="Standard"><text:s text:c="14"/>"teacher_name": "Nikolaos Petrakis",</text:p>
      <text:p text:style-name="Standard"><text:s text:c="14"/>"teacher_email": "nik.s.petrakis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oft-page-break/><text:s text:c="14"/>"id": "Course",</text:p>
      <text:p text:style-name="Standard"><text:s text:c="14"/>"name": "Object Oriented Programming",</text:p>
      <text:p text:style-name="Standard"><text:s text:c="14"/>"programme": "BSc in Electronic Engineering",</text:p>
      <text:p text:style-name="Standard"><text:s text:c="14"/>"teacher_name": "Antonios Konstantaras",</text:p>
      <text:p text:style-name="Standard"><text:s text:c="14"/>"teacher_email": "akonstantaras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Parallel Processing",</text:p>
      <text:p text:style-name="Standard"><text:s text:c="14"/>"programme": "B.Sc. and M.Sc. in Computer Science",</text:p>
      <text:p text:style-name="Standard"><text:s text:c="14"/>"teacher_name": "Prof. Dr. Roland Wismüller",</text:p>
      <text:p text:style-name="Standard"><text:s text:c="14"/>"teacher_email": "roland.wismueller@uni-siegen.de",</text:p>
      <text:p text:style-name="Standard"><text:s text:c="14"/>"teacher_role": "Member",</text:p>
      <text:p text:style-name="Standard"><text:s text:c="14"/>"institution": "USIEGEN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Parallel Processing &amp; Programming",</text:p>
      <text:p text:style-name="Standard"><text:s text:c="14"/>"programme": "MSc in Electronic Engineering",</text:p>
      <text:p text:style-name="Standard"><text:s text:c="14"/>"teacher_name": "Antonios Konstantaras",</text:p>
      <text:p text:style-name="Standard"><text:s text:c="14"/>"teacher_email": "akonstantaras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Software Engineering",</text:p>
      <text:p text:style-name="Standard"><text:s text:c="14"/>"programme": "BSc in Electronic Engineering",</text:p>
      <text:p text:style-name="Standard"><text:s text:c="14"/>"teacher_name": "Antonios Konstantaras",</text:p>
      <text:p text:style-name="Standard"><text:s text:c="14"/>"teacher_email": "akonstantaras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Structured Programming ",</text:p>
      <text:p text:style-name="Standard"><text:s text:c="14"/>"programme": "BSc in Electronic Engineering",</text:p>
      <text:p text:style-name="Standard"><text:s text:c="14"/>"teacher_name": "Nikolaos Petrakis",</text:p>
      <text:p text:style-name="Standard"><text:s text:c="14"/>"teacher_email": "nik.s.petrakis@hmu.gr",</text:p>
      <text:p text:style-name="Standard"><text:soft-page-break/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teacher_name": "Ioan Todinca",</text:p>
      <text:p text:style-name="Standard"><text:s text:c="14"/>"teacher_email": "ioan.todinca@univ-orleans.fr",</text:p>
      <text:p text:style-name="Standard"><text:s text:c="14"/>"teacher_role": "Leader",</text:p>
      <text:p text:style-name="Standard"><text:s text:c="14"/>"institution": "UO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Programming Paradigms in Artificial Intelligence 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PPiAI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Constantino Martins",</text:p>
      <text:p text:style-name="Standard"><text:s text:c="14"/>"teacher_email": "acm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Project Management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PM Sub",</text:p>
      <text:p text:style-name="Standard"><text:s text:c="10"/>"size": 1,</text:p>
      <text:p text:style-name="Standard"><text:soft-page-break/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Translation Project Management",</text:p>
      <text:p text:style-name="Standard"><text:s text:c="14"/>"programme": "Masters in Translation and Interpreting",</text:p>
      <text:p text:style-name="Standard"><text:s text:c="14"/>"teacher_name": "Alexandra Albuquerque",</text:p>
      <text:p text:style-name="Standard"><text:s text:c="14"/>"teacher_email": "alexalb@isca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programme": "Engineering degree",</text:p>
      <text:p text:style-name="Standard"><text:s text:c="14"/>"teacher_name": "Carlos Freitas",</text:p>
      <text:p text:style-name="Standard"><text:s text:c="14"/>"teacher_email": "cpf@ise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programme": "Engineering degree",</text:p>
      <text:p text:style-name="Standard"><text:s text:c="14"/>"teacher_name": "José Rodrigues",</text:p>
      <text:p text:style-name="Standard"><text:s text:c="14"/>"teacher_email": "jar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programme": "Engineering degree",</text:p>
      <text:p text:style-name="Standard"><text:s text:c="14"/>"teacher_name": "Marina Sousa",</text:p>
      <text:p text:style-name="Standard"><text:s text:c="14"/>"teacher_email": "mas@ise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Recommender systems",</text:p>
      <text:p text:style-name="Standard"><text:soft-page-break/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Rs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Constantino Martins",</text:p>
      <text:p text:style-name="Standard"><text:s text:c="14"/>"teacher_email": "acm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Research Methodologies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RM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Methodologies and Research Design in Information <text:s/>",</text:p>
      <text:p text:style-name="Standard"><text:s text:c="14"/>"programme": "Master in Business Information",</text:p>
      <text:p text:style-name="Standard"><text:s text:c="14"/>"teacher_name": "Inês Braga",</text:p>
      <text:p text:style-name="Standard"><text:s text:c="14"/>"teacher_email": "inesbraga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Research Methodologies",</text:p>
      <text:p text:style-name="Standard"><text:s text:c="14"/>"programme": "Master in Translation and Interpreting",</text:p>
      <text:p text:style-name="Standard"><text:s text:c="14"/>"teacher_name": "Sandra Ribeiro",</text:p>
      <text:p text:style-name="Standard"><text:s text:c="14"/>"teacher_email": "sribeiro@iscap.ipp.pt",</text:p>
      <text:p text:style-name="Standard"><text:s text:c="14"/>"teacher_role": "Member",</text:p>
      <text:p text:style-name="Standard"><text:soft-page-break/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Research Methodologies and Scientific Communication",</text:p>
      <text:p text:style-name="Standard"><text:s text:c="14"/>"programme": "Master in e-business",</text:p>
      <text:p text:style-name="Standard"><text:s text:c="14"/>"teacher_name": "Ana Azevedo",</text:p>
      <text:p text:style-name="Standard"><text:s text:c="14"/>"teacher_email": "aazevedo@isca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teacher_name": "Jose Azevedo",</text:p>
      <text:p text:style-name="Standard"><text:s text:c="14"/>"teacher_email": "jazevedo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teacher_name": "Luciana Oliveira",</text:p>
      <text:p text:style-name="Standard"><text:s text:c="14"/>"teacher_email": "Lgo@eu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teacher_name": "Maria João Cameira",</text:p>
      <text:p text:style-name="Standard"><text:s text:c="14"/>"teacher_email": "jcameira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Robotics and Control",</text:p>
      <text:p text:style-name="Standard"><text:s text:c="6"/>"children": [</text:p>
      <text:p text:style-name="Standard"><text:soft-page-break/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RaC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Analog and Digital Control",</text:p>
      <text:p text:style-name="Standard"><text:s text:c="14"/>"programme": "BSc in Electronic Engineering",</text:p>
      <text:p text:style-name="Standard"><text:s text:c="14"/>"teacher_name": "George Fouskitakis",</text:p>
      <text:p text:style-name="Standard"><text:s text:c="14"/>"teacher_email": "fouskit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Digital Signal Processing ",</text:p>
      <text:p text:style-name="Standard"><text:s text:c="14"/>"programme": "culture",</text:p>
      <text:p text:style-name="Standard"><text:s text:c="14"/>"teacher_name": "George Papadourakis",</text:p>
      <text:p text:style-name="Standard"><text:s text:c="14"/>"teacher_email": "papadour@cs.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Digital Signal Processing ",</text:p>
      <text:p text:style-name="Standard"><text:s text:c="14"/>"programme": "BsC in Biomedical Engineering",</text:p>
      <text:p text:style-name="Standard"><text:s text:c="14"/>"teacher_name": "Luis Filipe Martins Pinto Coelho",</text:p>
      <text:p text:style-name="Standard"><text:s text:c="14"/>"teacher_email": "lfc@ise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Robotics",</text:p>
      <text:p text:style-name="Standard"><text:s text:c="14"/>"programme": "BSc in Electronic Engineering",</text:p>
      <text:p text:style-name="Standard"><text:s text:c="14"/>"teacher_name": "George Fouskitakis",</text:p>
      <text:p text:style-name="Standard"><text:s text:c="14"/>"teacher_email": "fouskit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oft-page-break/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Signals and Systems",</text:p>
      <text:p text:style-name="Standard"><text:s text:c="14"/>"programme": "BSc in Electronic Engineering",</text:p>
      <text:p text:style-name="Standard"><text:s text:c="14"/>"teacher_name": "George Fouskitakis",</text:p>
      <text:p text:style-name="Standard"><text:s text:c="14"/>"teacher_email": "fouskit@hmu.gr",</text:p>
      <text:p text:style-name="Standard"><text:s text:c="14"/>"teacher_role": "Leader",</text:p>
      <text:p text:style-name="Standard"><text:s text:c="14"/>"institution": "HMU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Social Economy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SE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Information Systems, Networks and Innovation in the Social Economy",</text:p>
      <text:p text:style-name="Standard"><text:s text:c="14"/>"programme": "Master in Management and Legal Regime of The Social Economy",</text:p>
      <text:p text:style-name="Standard"><text:s text:c="14"/>"teacher_name": "Mariana Curado Malta",</text:p>
      <text:p text:style-name="Standard"><text:s text:c="14"/>"teacher_email": "mariana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Laboral Regime and Human Resource Management in the Social Economy",</text:p>
      <text:p text:style-name="Standard"><text:s text:c="14"/>"programme": "Master in Management and Legal Regime of The Social Economy",</text:p>
      <text:p text:style-name="Standard"><text:s text:c="14"/>"teacher_name": "Susana Bernardino",</text:p>
      <text:p text:style-name="Standard"><text:s text:c="14"/>"teacher_email": "susanab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oft-page-break/><text:s text:c="14"/>"case": "4th",</text:p>
      <text:p text:style-name="Standard"><text:s text:c="14"/>"id": "Course",</text:p>
      <text:p text:style-name="Standard"><text:s text:c="14"/>"name": "Legal Regime of Cooperatives and Mutuals",</text:p>
      <text:p text:style-name="Standard"><text:s text:c="14"/>"programme": "Master in Management and Legal Regime of The Social Economy",</text:p>
      <text:p text:style-name="Standard"><text:s text:c="14"/>"teacher_name": "Deolinda Meira",</text:p>
      <text:p text:style-name="Standard"><text:s text:c="14"/>"teacher_email": "meira@isca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Social economy tax regime",</text:p>
      <text:p text:style-name="Standard"><text:s text:c="14"/>"programme": "Master in Management and Legal Regime of The Social Economy",</text:p>
      <text:p text:style-name="Standard"><text:s text:c="14"/>"teacher_name": "Ana Paula Rocha",</text:p>
      <text:p text:style-name="Standard"><text:s text:c="14"/>"teacher_email": "anarocha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Strategic Management of the Social Economy",</text:p>
      <text:p text:style-name="Standard"><text:s text:c="14"/>"programme": "Master in Management and Legal Regime of The Social Economy",</text:p>
      <text:p text:style-name="Standard"><text:s text:c="14"/>"teacher_name": "Ana Luisa Martinho",</text:p>
      <text:p text:style-name="Standard"><text:s text:c="14"/>"teacher_email": "anamartinho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Software Engineering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SE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Something is wrong"</text:p>
      <text:p text:style-name="Standard"><text:s text:c="12"/>},</text:p>
      <text:p text:style-name="Standard"><text:soft-page-break/><text:s text:c="12"/>{</text:p>
      <text:p text:style-name="Standard"><text:s text:c="14"/>"case": "4th",</text:p>
      <text:p text:style-name="Standard"><text:s text:c="14"/>"id": "Course",</text:p>
      <text:p text:style-name="Standard"><text:s text:c="14"/>"name": "Agile Software Development",</text:p>
      <text:p text:style-name="Standard"><text:s text:c="14"/>"programme": "BSc in Electrical and Computer Engineering ",</text:p>
      <text:p text:style-name="Standard"><text:s text:c="14"/>"teacher_name": "Nikolas Vidakis",</text:p>
      <text:p text:style-name="Standard"><text:s text:c="14"/>"teacher_email": "nv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Game Design &amp; Development",</text:p>
      <text:p text:style-name="Standard"><text:s text:c="14"/>"programme": "BSc in Electrical and Computer Engineering ",</text:p>
      <text:p text:style-name="Standard"><text:s text:c="14"/>"teacher_name": "Nikolas Vidakis",</text:p>
      <text:p text:style-name="Standard"><text:s text:c="14"/>"teacher_email": "nv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Software Engineering",</text:p>
      <text:p text:style-name="Standard"><text:s text:c="14"/>"programme": "BSc in Electrical and Computer Engineering ",</text:p>
      <text:p text:style-name="Standard"><text:s text:c="14"/>"teacher_name": "Nikolas Vidakis",</text:p>
      <text:p text:style-name="Standard"><text:s text:c="14"/>"teacher_email": "nv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teacher_name": "Nuno Silva",</text:p>
      <text:p text:style-name="Standard"><text:s text:c="14"/>"teacher_email": "nps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Software Testing",</text:p>
      <text:p text:style-name="Standard"><text:soft-page-break/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ST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Nuno Bettencourt",</text:p>
      <text:p text:style-name="Standard"><text:s text:c="14"/>"teacher_email": "nmb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Stakeholder Communication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SC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Corporate Communication",</text:p>
      <text:p text:style-name="Standard"><text:s text:c="14"/>"programme": "Bachelor in Corporate Communications ",</text:p>
      <text:p text:style-name="Standard"><text:s text:c="14"/>"teacher_name": "Arminda Sá Sequeira",</text:p>
      <text:p text:style-name="Standard"><text:s text:c="14"/>"teacher_email": "arminda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Corporate Communication",</text:p>
      <text:p text:style-name="Standard"><text:s text:c="14"/>"programme": "Bachelor in Corporate Communications ",</text:p>
      <text:p text:style-name="Standard"><text:s text:c="14"/>"teacher_name": "Luciana Oliveira",</text:p>
      <text:p text:style-name="Standard"><text:s text:c="14"/>"teacher_email": "Lgo@iscap.ipp.pt",</text:p>
      <text:p text:style-name="Standard"><text:s text:c="14"/>"teacher_role": "Leader",</text:p>
      <text:p text:style-name="Standard"><text:soft-page-break/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Statistical Analysis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SA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Fundamentals of statistics",</text:p>
      <text:p text:style-name="Standard"><text:s text:c="14"/>"programme": "Master in Business Decision Support Methods",</text:p>
      <text:p text:style-name="Standard"><text:s text:c="14"/>"teacher_name": "Ana Borges",</text:p>
      <text:p text:style-name="Standard"><text:s text:c="14"/>"teacher_email": "aib@estg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Supervised Learning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SL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Isabel Praça",</text:p>
      <text:p text:style-name="Standard"><text:s text:c="14"/>"teacher_email": "icp@isep.ipp.pt",</text:p>
      <text:p text:style-name="Standard"><text:s text:c="14"/>"teacher_role": "Leader",</text:p>
      <text:p text:style-name="Standard"><text:s text:c="14"/>"institution": "IPP",</text:p>
      <text:p text:style-name="Standard"><text:soft-page-break/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Sustainable Energy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SE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An Introduction to the third Generation Photovoltaics",</text:p>
      <text:p text:style-name="Standard"><text:s text:c="14"/>"programme": "MSc in Eelctrical and Electronic Engineering",</text:p>
      <text:p text:style-name="Standard"><text:s text:c="14"/>"teacher_name": "Konstantinos Petridis",</text:p>
      <text:p text:style-name="Standard"><text:s text:c="14"/>"teacher_email": "cpetridis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An Introduction to the third Generation Photovotaics",</text:p>
      <text:p text:style-name="Standard"><text:s text:c="14"/>"programme": "MSc in Eelctrical and Electronic Engineering",</text:p>
      <text:p text:style-name="Standard"><text:s text:c="14"/>"teacher_name": "Manolis Kymakis ",</text:p>
      <text:p text:style-name="Standard"><text:s text:c="14"/>"teacher_email": "cpetridis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Energy Economics",</text:p>
      <text:p text:style-name="Standard"><text:s text:c="14"/>"programme": "MSc in Electrical and Computer Engineering ",</text:p>
      <text:p text:style-name="Standard"><text:s text:c="14"/>"teacher_name": "Emmanuel Karapidakis",</text:p>
      <text:p text:style-name="Standard"><text:s text:c="14"/>"teacher_email": "karapidakis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oft-page-break/><text:s text:c="12"/>{</text:p>
      <text:p text:style-name="Standard"><text:s text:c="14"/>"case": "4th",</text:p>
      <text:p text:style-name="Standard"><text:s text:c="14"/>"id": "Course",</text:p>
      <text:p text:style-name="Standard"><text:s text:c="14"/>"name": "Energy Storage ",</text:p>
      <text:p text:style-name="Standard"><text:s text:c="14"/>"programme": "BSc in Electrical &amp; Computer Engineering ",</text:p>
      <text:p text:style-name="Standard"><text:s text:c="14"/>"teacher_name": "Antonios Tsikalakis",</text:p>
      <text:p text:style-name="Standard"><text:s text:c="14"/>"teacher_email": "tsikalant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Energy Storage ",</text:p>
      <text:p text:style-name="Standard"><text:s text:c="14"/>"programme": "BSc in Electrical &amp; Computer Engineering ",</text:p>
      <text:p text:style-name="Standard"><text:s text:c="14"/>"teacher_name": "Dimitra Vernadou",</text:p>
      <text:p text:style-name="Standard"><text:s text:c="14"/>"teacher_email": "dvernardou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Energy Systems' <text:s/>Analysis ",</text:p>
      <text:p text:style-name="Standard"><text:s text:c="14"/>"programme": "BSc Degree in Electrical and Computer Engineering ",</text:p>
      <text:p text:style-name="Standard"><text:s text:c="14"/>"teacher_name": "Emmanuel Karapidakis",</text:p>
      <text:p text:style-name="Standard"><text:s text:c="14"/>"teacher_email": "karapidakis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Photovoltaic Systems ",</text:p>
      <text:p text:style-name="Standard"><text:s text:c="14"/>"programme": "BSc in Electrical and Computer Engineering ",</text:p>
      <text:p text:style-name="Standard"><text:s text:c="14"/>"teacher_name": "Fotis Mavromatakis",</text:p>
      <text:p text:style-name="Standard"><text:s text:c="14"/>"teacher_email": "fotis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Photovoltaic Systems ",</text:p>
      <text:p text:style-name="Standard"><text:s text:c="14"/>"programme": "BSc in Electrical and Computer Engineering ",</text:p>
      <text:p text:style-name="Standard"><text:soft-page-break/><text:s text:c="14"/>"teacher_name": "Ioannis Katsigiannis",</text:p>
      <text:p text:style-name="Standard"><text:s text:c="14"/>"teacher_email": "katsigiannis@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Small hydropower plants",</text:p>
      <text:p text:style-name="Standard"><text:s text:c="14"/>"programme": "Master in Electrical Energy",</text:p>
      <text:p text:style-name="Standard"><text:s text:c="14"/>"teacher_name": "Teresa Nogueira",</text:p>
      <text:p text:style-name="Standard"><text:s text:c="14"/>"teacher_email": "tan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Wind energy generation",</text:p>
      <text:p text:style-name="Standard"><text:s text:c="14"/>"programme": "BSc in Electrical Energy",</text:p>
      <text:p text:style-name="Standard"><text:s text:c="14"/>"teacher_name": "Teresa Nogueira",</text:p>
      <text:p text:style-name="Standard"><text:s text:c="14"/>"teacher_email": "tan@isep.ipp.pt",</text:p>
      <text:p text:style-name="Standard"><text:s text:c="14"/>"teacher_role": "Leader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Sustainables Energies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SE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Something is wrong"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oft-page-break/><text:s text:c="6"/>"id": "Cluster",</text:p>
      <text:p text:style-name="Standard"><text:s text:c="6"/>"name": "Text mining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Tm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Ana Azevedo",</text:p>
      <text:p text:style-name="Standard"><text:s text:c="14"/>"teacher_email": "aazevedo@isca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teacher_name": "Nuno Escudeiro",</text:p>
      <text:p text:style-name="Standard"><text:s text:c="14"/>"teacher_email": "nfe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Text Mining 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TM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Text Mining for Management",</text:p>
      <text:p text:style-name="Standard"><text:s text:c="14"/>"programme": "Pos-graduation in Business Analytics",</text:p>
      <text:p text:style-name="Standard"><text:s text:c="14"/>"teacher_name": "Célia Talma Gonçalves",</text:p>
      <text:p text:style-name="Standard"><text:s text:c="14"/>"teacher_email": "celia@iscap.ipp.pt",</text:p>
      <text:p text:style-name="Standard"><text:s text:c="14"/>"teacher_role": "Member",</text:p>
      <text:p text:style-name="Standard"><text:soft-page-break/><text:s text:c="14"/>"institution": "IPP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Ubiquitous Computing 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UC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Prof. Andreas Kolb",</text:p>
      <text:p text:style-name="Standard"><text:s text:c="14"/>"teacher_email": "andreas.kolb@uni-siegen.de",</text:p>
      <text:p text:style-name="Standard"><text:s text:c="14"/>"teacher_role": "Leader",</text:p>
      <text:p text:style-name="Standard"><text:s text:c="14"/>"institution": "USiegen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Unsupervised Learning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UL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teacher_name": "Isabel Praça",</text:p>
      <text:p text:style-name="Standard"><text:s text:c="14"/>"teacher_email": "icp@isep.ipp.pt",</text:p>
      <text:p text:style-name="Standard"><text:s text:c="14"/>"teacher_role": "Leader",</text:p>
      <text:p text:style-name="Standard"><text:s text:c="14"/>"institution": "IPP",</text:p>
      <text:p text:style-name="Standard"><text:s text:c="14"/>"size": 2</text:p>
      <text:p text:style-name="Standard"><text:s text:c="12"/>}</text:p>
      <text:p text:style-name="Standard"><text:soft-page-break/><text:s text:c="10"/>]</text:p>
      <text:p text:style-name="Standard"><text:s text:c="8"/>}</text:p>
      <text:p text:style-name="Standard"><text:s text:c="6"/>]</text:p>
      <text:p text:style-name="Standard"><text:s text:c="4"/>},</text:p>
      <text:p text:style-name="Standard"><text:s text:c="4"/>{</text:p>
      <text:p text:style-name="Standard"><text:s text:c="6"/>"id": "Cluster",</text:p>
      <text:p text:style-name="Standard"><text:s text:c="6"/>"name": "Visual Computing",</text:p>
      <text:p text:style-name="Standard"><text:s text:c="6"/>"children": [</text:p>
      <text:p text:style-name="Standard"><text:s text:c="8"/>{</text:p>
      <text:p text:style-name="Standard"><text:s text:c="10"/>"case": "NOT found Cluster",</text:p>
      <text:p text:style-name="Standard"><text:s text:c="10"/>"id": "Subcluster",</text:p>
      <text:p text:style-name="Standard"><text:s text:c="10"/>"name": "VC Sub",</text:p>
      <text:p text:style-name="Standard"><text:s text:c="10"/>"size": 1,</text:p>
      <text:p text:style-name="Standard"><text:s text:c="10"/>"children": [</text:p>
      <text:p text:style-name="Standard"><text:s text:c="12"/>{</text:p>
      <text:p text:style-name="Standard"><text:s text:c="14"/>"case": "1st",</text:p>
      <text:p text:style-name="Standard"><text:s text:c="14"/>"id": "Course",</text:p>
      <text:p text:style-name="Standard"><text:s text:c="14"/>"name": "[coordinates the work for several courses in Orléans]",</text:p>
      <text:p text:style-name="Standard"><text:s text:c="14"/>"programme": "Engineering degree",</text:p>
      <text:p text:style-name="Standard"><text:s text:c="14"/>"teacher_name": "Sylvie Treuillet",</text:p>
      <text:p text:style-name="Standard"><text:s text:c="14"/>"teacher_email": "sylvie.treuillet@univ-orleans.fr",</text:p>
      <text:p text:style-name="Standard"><text:s text:c="14"/>"teacher_role": "Member",</text:p>
      <text:p text:style-name="Standard"><text:s text:c="14"/>"institution": "UO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Computational Intellingence ",</text:p>
      <text:p text:style-name="Standard"><text:s text:c="14"/>"programme": "MSc in Electrical and Computer Engineering ",</text:p>
      <text:p text:style-name="Standard"><text:s text:c="14"/>"teacher_name": "George Papadourakis ",</text:p>
      <text:p text:style-name="Standard"><text:s text:c="14"/>"teacher_email": "papadour@cs.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Human-Machine interaction",</text:p>
      <text:p text:style-name="Standard"><text:s text:c="14"/>"programme": "MsC in Biomedical Engineering",</text:p>
      <text:p text:style-name="Standard"><text:s text:c="14"/>"teacher_name": "Luis Filipe Martins Pinto Coelho",</text:p>
      <text:p text:style-name="Standard"><text:s text:c="14"/>"teacher_email": "lfc@isep.ipp.pt",</text:p>
      <text:p text:style-name="Standard"><text:s text:c="14"/>"teacher_role": "Member",</text:p>
      <text:p text:style-name="Standard"><text:s text:c="14"/>"institution": "IPP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oft-page-break/><text:s text:c="14"/>"id": "Course",</text:p>
      <text:p text:style-name="Standard"><text:s text:c="14"/>"name": "Neural Networks &amp; Deep Learning ",</text:p>
      <text:p text:style-name="Standard"><text:s text:c="14"/>"programme": "BSc in Electrical and Computer Engineering ",</text:p>
      <text:p text:style-name="Standard"><text:s text:c="14"/>"teacher_name": "George Papadourakis ",</text:p>
      <text:p text:style-name="Standard"><text:s text:c="14"/>"teacher_email": "papadour@cs.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name": "Pattern Recognition",</text:p>
      <text:p text:style-name="Standard"><text:s text:c="14"/>"programme": "BSc in Electrical and Computer Engineering ",</text:p>
      <text:p text:style-name="Standard"><text:s text:c="14"/>"teacher_name": "George Papadourakis ",</text:p>
      <text:p text:style-name="Standard"><text:s text:c="14"/>"teacher_email": "papadour@cs.hmu.gr",</text:p>
      <text:p text:style-name="Standard"><text:s text:c="14"/>"teacher_role": "Member",</text:p>
      <text:p text:style-name="Standard"><text:s text:c="14"/>"institution": "HMU",</text:p>
      <text:p text:style-name="Standard"><text:s text:c="14"/>"size": 2</text:p>
      <text:p text:style-name="Standard"><text:s text:c="12"/>},</text:p>
      <text:p text:style-name="Standard"><text:s text:c="12"/>{</text:p>
      <text:p text:style-name="Standard"><text:s text:c="14"/>"case": "4th",</text:p>
      <text:p text:style-name="Standard"><text:s text:c="14"/>"id": "Course",</text:p>
      <text:p text:style-name="Standard"><text:s text:c="14"/>"teacher_name": "Prof. Andreas Kolb",</text:p>
      <text:p text:style-name="Standard"><text:s text:c="14"/>"teacher_email": "andreas.kolb@uni-siegen.de",</text:p>
      <text:p text:style-name="Standard"><text:s text:c="14"/>"teacher_role": "Leader",</text:p>
      <text:p text:style-name="Standard"><text:s text:c="14"/>"institution": "USIEGEN",</text:p>
      <text:p text:style-name="Standard"><text:s text:c="14"/>"size": 2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]</text:p>
      <text:p text:style-name="Standard"><text:s text:c="4"/>}</text:p>
      <text:p text:style-name="Standard"><text:s text:c="2"/>]</text:p>
      <text:p text:style-name="Standard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6T13:42:14.060000000</meta:creation-date>
    <dc:date>2022-09-16T13:46:08.079000000</dc:date>
    <meta:editing-duration>PT3M54S</meta:editing-duration>
    <meta:editing-cycles>3</meta:editing-cycles>
    <meta:generator>LibreOffice/7.0.3.1$Windows_X86_64 LibreOffice_project/d7547858d014d4cf69878db179d326fc3483e082</meta:generator>
    <meta:document-statistic meta:table-count="0" meta:image-count="0" meta:object-count="0" meta:page-count="83" meta:paragraph-count="4035" meta:word-count="9114" meta:character-count="120128" meta:non-whitespace-character-count="68608"/>
  </office:meta>
</office:document-meta>
</file>